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1" svg:font-family="Aria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 style:writing-mode="lr-tb"/>
    </style:style>
    <style:style style:name="Таблица1.A" style:family="table-column">
      <style:table-column-properties style:column-width="7.348cm"/>
    </style:style>
    <style:style style:name="Таблица1.B" style:family="table-column">
      <style:table-column-properties style:column-width="4.3cm"/>
    </style:style>
    <style:style style:name="Таблица1.C" style:family="table-column">
      <style:table-column-properties style:column-width="5.733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.381cm" fo:margin-left="-0.191cm" table:align="left" style:writing-mode="lr-tb"/>
    </style:style>
    <style:style style:name="Таблица2.A" style:family="table-column">
      <style:table-column-properties style:column-width="7.523cm"/>
    </style:style>
    <style:style style:name="Таблица2.B" style:family="table-column">
      <style:table-column-properties style:column-width="4.297cm"/>
    </style:style>
    <style:style style:name="Таблица2.C" style:family="table-column">
      <style:table-column-properties style:column-width="5.562cm"/>
    </style:style>
    <style:style style:name="Таблица2.1" style:family="table-row">
      <style:table-row-properties style:min-row-height="1.441cm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.2" style:family="table-row">
      <style:table-row-properties style:min-row-height="1.212cm" fo:keep-together="auto"/>
    </style:style>
    <style:style style:name="Таблица2.3" style:family="table-row">
      <style:table-row-properties style:min-row-height="1.764cm" fo:keep-together="auto"/>
    </style:style>
    <style:style style:name="Таблица2.4" style:family="table-row">
      <style:table-row-properties style:min-row-height="3.567cm" fo:keep-together="auto"/>
    </style:style>
    <style:style style:name="Таблица2.5" style:family="table-row">
      <style:table-row-properties style:min-row-height="5.743cm" fo:keep-together="auto"/>
    </style:style>
    <style:style style:name="Таблица2.6" style:family="table-row">
      <style:table-row-properties style:min-row-height="2.348cm" fo:keep-together="auto"/>
    </style:style>
    <style:style style:name="Таблица2.7" style:family="table-row">
      <style:table-row-properties style:min-row-height="1.487cm" fo:keep-together="auto"/>
    </style:style>
    <style:style style:name="Таблица2.8" style:family="table-row">
      <style:table-row-properties style:min-row-height="1.459cm" fo:keep-together="auto"/>
    </style:style>
    <style:style style:name="Таблица2.9" style:family="table-row">
      <style:table-row-properties style:min-row-height="0.968cm" fo:keep-together="auto"/>
    </style:style>
    <style:style style:name="Таблица2.10" style:family="table-row">
      <style:table-row-properties style:min-row-height="1.083cm" fo:keep-together="auto"/>
    </style:style>
    <style:style style:name="Таблица2.A10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2.B10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B11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text-properties fo:text-transform="uppercase" fo:color="#000000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officeooo:rsid="0010dd8f" officeooo:paragraph-rsid="0010dd8f" style:font-size-asian="14pt" style:font-size-complex="14pt"/>
    </style:style>
    <style:style style:name="P6" style:family="paragraph" style:parent-style-name="Standard">
      <style:text-properties fo:font-size="14pt" officeooo:rsid="0013959f" officeooo:paragraph-rsid="0013959f" style:font-size-asian="14pt" style:font-size-complex="14pt"/>
    </style:style>
    <style:style style:name="P7" style:family="paragraph" style:parent-style-name="Standard">
      <style:text-properties fo:font-size="14pt" officeooo:rsid="0014c50a" officeooo:paragraph-rsid="0014c50a" style:font-size-asian="14pt" style:font-size-complex="14pt"/>
    </style:style>
    <style:style style:name="P8" style:family="paragraph" style:parent-style-name="Standard">
      <style:paragraph-properties fo:line-height="150%"/>
      <style:text-properties fo:font-variant="normal" fo:text-transform="none" fo:color="#000000" style:font-name="Times New Roman" fo:font-size="14pt" fo:font-style="normal" style:font-size-asian="14pt" style:font-size-complex="14pt"/>
    </style:style>
    <style:style style:name="P9" style:family="paragraph" style:parent-style-name="Standard">
      <style:text-properties fo:color="#000000" fo:font-size="14pt" style:font-size-asian="14pt" style:font-size-complex="14pt"/>
    </style:style>
    <style:style style:name="P10" style:family="paragraph" style:parent-style-name="Standard">
      <style:paragraph-properties fo:line-height="150%"/>
      <style:text-properties fo:color="#000000" fo:font-size="14pt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12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color="#000000" fo:font-size="14pt" officeooo:rsid="000d5eb7" officeooo:paragraph-rsid="000d5eb7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0000" fo:font-size="14pt" officeooo:rsid="000f205f" officeooo:paragraph-rsid="000f205f" style:font-size-asian="14pt" style:font-size-complex="14pt"/>
    </style:style>
    <style:style style:name="P16" style:family="paragraph" style:parent-style-name="Standard">
      <style:paragraph-properties fo:line-height="150%"/>
      <style:text-properties fo:color="#000000" fo:font-size="14pt" officeooo:rsid="0020846b" officeooo:paragraph-rsid="0020846b" style:font-size-asian="14pt" style:font-size-complex="14pt"/>
    </style:style>
    <style:style style:name="P17" style:family="paragraph" style:parent-style-name="Standard">
      <style:paragraph-properties style:snap-to-layout-grid="false"/>
      <style:text-properties fo:color="#000000" fo:font-size="14pt" fo:language="en" fo:country="US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 fo:break-before="page"/>
      <style:text-properties fo:text-transform="uppercase" fo:color="#000000" fo:font-size="14pt" fo:font-weight="bold" style:font-size-asian="14pt" style:font-weight-asian="bold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text-transform="uppercase" fo:color="#000000" fo:font-size="14pt" fo:font-weight="bold" style:font-size-asian="14pt" style:font-weight-asian="bold" style:font-size-complex="14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officeooo:paragraph-rsid="0010dd8f" style:font-size-asian="14pt" style:font-size-complex="14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1b95c2" officeooo:paragraph-rsid="001b95c2" style:font-size-asian="14pt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1984c4" officeooo:paragraph-rsid="001984c4" style:font-size-asian="14pt" style:font-size-complex="14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0cm" fo:margin-right="0cm" fo:line-height="150%" fo:text-indent="1.251cm" style:auto-text-indent="false"/>
      <style:text-properties fo:color="#000000" fo:font-size="14pt" fo:font-weight="normal" officeooo:rsid="0014c50a" officeooo:paragraph-rsid="0014c50a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line-height="150%" fo:text-indent="1.251cm" style:auto-text-indent="false"/>
      <style:text-properties fo:color="#000000" fo:font-size="14pt" fo:font-weight="normal" officeooo:rsid="0014c50a" officeooo:paragraph-rsid="0019f608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line-height="150%" fo:text-indent="0cm" style:auto-text-indent="false"/>
      <style:text-properties fo:color="#000000"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left="0cm" fo:margin-right="0cm" fo:line-height="150%" fo:text-indent="0cm" style:auto-text-indent="false"/>
      <style:text-properties fo:color="#000000" fo:font-size="14pt" fo:font-weight="normal" officeooo:rsid="0013959f" officeooo:paragraph-rsid="0013959f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line-height="150%" fo:text-indent="0cm" style:auto-text-indent="false"/>
      <style:text-properties fo:color="#000000" fo:font-size="14pt" fo:font-weight="normal" officeooo:rsid="0013959f" officeooo:paragraph-rsid="0013d564" style:font-size-asian="14pt" style:font-weight-asian="normal" style:font-size-complex="14pt" style:font-weight-complex="normal"/>
    </style:style>
    <style:style style:name="P30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>
        <style:tab-stops/>
      </style:paragraph-properties>
    </style:style>
    <style:style style:name="P31" style:family="paragraph" style:parent-style-name="Preformatted_20_Text">
      <style:paragraph-properties fo:margin-left="0cm" fo:margin-right="0cm" fo:line-height="150%" fo:text-indent="0cm" style:auto-text-indent="false"/>
      <style:text-properties fo:color="#000000" fo:font-size="14pt" style:font-size-asian="14pt" style:font-size-complex="14pt"/>
    </style:style>
    <style:style style:name="P32" style:family="paragraph" style:parent-style-name="Preformatted_20_Text">
      <style:paragraph-properties fo:margin-left="0cm" fo:margin-right="0cm" fo:line-height="150%" fo:text-indent="0cm" style:auto-text-indent="false"/>
      <style:text-properties fo:color="#000000" fo:font-size="14pt" officeooo:paragraph-rsid="0014c50a" style:font-size-asian="14pt" style:font-size-complex="14pt"/>
    </style:style>
    <style:style style:name="P33" style:family="paragraph" style:parent-style-name="Preformatted_20_Text">
      <style:paragraph-properties fo:margin-left="0cm" fo:margin-right="0cm" fo:margin-top="0cm" fo:margin-bottom="0.055cm" loext:contextual-spacing="false" fo:line-height="0.7cm" fo:text-align="start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4pt" fo:letter-spacing="normal" fo:language="en" fo:country="US" fo:font-style="normal" fo:font-weight="normal" officeooo:rsid="0011e079" officeooo:paragraph-rsid="0011e079" style:font-size-asian="14pt" style:font-size-complex="14pt"/>
    </style:style>
    <style:style style:name="P34" style:family="paragraph" style:parent-style-name="Standard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3746a" officeooo:paragraph-rsid="0011e079" style:font-name-asian="Times New Roman1" style:font-size-asian="14pt" style:font-weight-asian="normal" style:font-name-complex="Times New Roman1" style:font-size-complex="14pt" style:font-weight-complex="normal"/>
    </style:style>
    <style:style style:name="P35" style:family="paragraph" style:parent-style-name="Standard">
      <style:paragraph-properties fo:margin-left="0cm" fo:margin-right="0.3cm" fo:margin-top="0cm" fo:margin-bottom="0.055cm" loext:contextual-spacing="false" fo:line-height="106%" fo:orphans="2" fo:widows="2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4578d" officeooo:paragraph-rsid="0011e079" style:font-name-asian="Times New Roman1" style:font-size-asian="14pt" style:font-weight-asian="normal" style:font-name-complex="Times New Roman1" style:font-size-complex="14pt" style:font-weight-complex="normal"/>
    </style:style>
    <style:style style:name="P36" style:family="paragraph" style:parent-style-name="Standard">
      <style:paragraph-properties fo:margin-left="0cm" fo:margin-right="0.3cm" fo:margin-top="0cm" fo:margin-bottom="0.055cm" loext:contextual-spacing="false" fo:line-height="106%" fo:orphans="2" fo:widows="2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4pt" fo:letter-spacing="normal" fo:language="en" fo:country="US" fo:font-style="normal" fo:font-weight="bold" officeooo:rsid="0011e079" officeooo:paragraph-rsid="0011e079" style:font-name-asian="Times New Roman1" style:font-size-asian="14pt" style:font-weight-asian="bold" style:font-name-complex="Times New Roman1" style:font-size-complex="14pt" style:font-weight-complex="bold"/>
    </style:style>
    <style:style style:name="P37" style:family="paragraph" style:parent-style-name="Standard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4pt" officeooo:rsid="0023746a" officeooo:paragraph-rsid="0011e079" style:font-size-asian="14pt" style:font-size-complex="14pt"/>
    </style:style>
    <style:style style:name="P38" style:family="paragraph" style:parent-style-name="Preformatted_20_Text">
      <style:paragraph-properties fo:margin-left="0cm" fo:margin-right="0.3cm" fo:margin-top="0cm" fo:margin-bottom="0.055cm" loext:contextual-spacing="false" fo:line-height="106%" fo:orphans="2" fo:widows="2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4pt" fo:letter-spacing="normal" fo:language="en" fo:country="US" fo:font-style="normal" fo:font-weight="normal" officeooo:rsid="0010707c" officeooo:paragraph-rsid="0011e079" style:font-name-asian="Times New Roman1" style:font-size-asian="14pt" style:font-weight-asian="normal" style:font-name-complex="Times New Roman1" style:font-size-complex="14pt" style:font-weight-complex="normal"/>
    </style:style>
    <style:style style:name="P39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1e079" style:font-size-asian="14pt" style:font-size-complex="14pt"/>
    </style:style>
    <style:style style:name="P40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0dd8f" style:font-size-asian="14pt" style:font-size-complex="14pt"/>
    </style:style>
    <style:style style:name="P41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P42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4pt" fo:letter-spacing="normal" officeooo:paragraph-rsid="0011e079" style:font-size-asian="14pt" style:font-size-complex="14pt"/>
    </style:style>
    <style:style style:name="P43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4pt" fo:letter-spacing="normal" officeooo:paragraph-rsid="0013959f" style:font-size-asian="14pt" style:font-size-complex="14pt"/>
    </style:style>
    <style:style style:name="P44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4pt" fo:letter-spacing="normal" officeooo:paragraph-rsid="0010dd8f" style:font-size-asian="14pt" style:font-size-complex="14pt"/>
    </style:style>
    <style:style style:name="P45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4pt" fo:letter-spacing="normal" officeooo:paragraph-rsid="0014c50a" style:font-size-asian="14pt" style:font-size-complex="14pt"/>
    </style:style>
    <style:style style:name="P46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4pt" fo:letter-spacing="normal" officeooo:paragraph-rsid="00163db5" style:font-size-asian="14pt" style:font-size-complex="14pt"/>
    </style:style>
    <style:style style:name="P47" style:family="paragraph" style:parent-style-name="Preformatted_20_Text">
      <style:paragraph-properties fo:orphans="2" fo:widows="2"/>
      <style:text-properties style:font-name="Times New Roman" fo:font-size="14pt" style:font-size-asian="14pt" style:font-size-complex="14pt"/>
    </style:style>
    <style:style style:name="P48" style:family="paragraph" style:parent-style-name="Preformatted_20_Text">
      <style:paragraph-properties fo:orphans="2" fo:widows="2"/>
      <style:text-properties style:font-name="Times New Roman" fo:font-size="14pt" officeooo:paragraph-rsid="0011e079" style:font-size-asian="14pt" style:font-size-complex="14pt"/>
    </style:style>
    <style:style style:name="P49" style:family="paragraph" style:parent-style-name="Preformatted_20_Text">
      <style:paragraph-properties fo:orphans="2" fo:widows="2"/>
      <style:text-properties style:font-name="Times New Roman" fo:font-size="14pt" officeooo:paragraph-rsid="0013959f" style:font-size-asian="14pt" style:font-size-complex="14pt"/>
    </style:style>
    <style:style style:name="P50" style:family="paragraph" style:parent-style-name="Preformatted_20_Text">
      <style:paragraph-properties fo:orphans="2" fo:widows="2"/>
      <style:text-properties style:font-name="Times New Roman" fo:font-size="14pt" officeooo:paragraph-rsid="0010dd8f" style:font-size-asian="14pt" style:font-size-complex="14pt"/>
    </style:style>
    <style:style style:name="P51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52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font-style="normal" fo:font-weight="normal" officeooo:paragraph-rsid="0019f608" style:font-size-asian="14pt" style:font-size-complex="14pt"/>
    </style:style>
    <style:style style:name="P53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font-style="normal" fo:font-weight="normal" officeooo:rsid="00163db5" officeooo:paragraph-rsid="00163db5" style:font-size-asian="14pt" style:font-size-complex="14pt"/>
    </style:style>
    <style:style style:name="P54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font-style="normal" fo:font-weight="normal" officeooo:rsid="00163db5" officeooo:paragraph-rsid="0019f608" style:font-size-asian="14pt" style:font-size-complex="14pt"/>
    </style:style>
    <style:style style:name="P55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font-style="normal" fo:font-weight="normal" officeooo:rsid="001984c4" officeooo:paragraph-rsid="0019f608" style:font-size-asian="14pt" style:font-size-complex="14pt"/>
    </style:style>
    <style:style style:name="P56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font-style="normal" fo:font-weight="normal" officeooo:rsid="0019f608" officeooo:paragraph-rsid="0019f608" style:font-size-asian="14pt" style:font-size-complex="14pt"/>
    </style:style>
    <style:style style:name="P57" style:family="paragraph" style:parent-style-name="LO-Normal">
      <style:paragraph-properties fo:margin-left="0cm" fo:margin-right="0cm" fo:margin-top="0cm" fo:margin-bottom="0.055cm" loext:contextual-spacing="false" fo:line-height="106%" fo:orphans="2" fo:widows="2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4pt" fo:letter-spacing="normal" fo:language="en" fo:country="US" fo:font-style="italic" fo:font-weight="bold" officeooo:rsid="0013959f" officeooo:paragraph-rsid="0013959f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P58" style:family="paragraph" style:parent-style-name="Contents_20_1">
      <style:paragraph-properties>
        <style:tab-stops>
          <style:tab-stop style:position="16.933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6.933cm" style:type="right" style:leader-style="dotted" style:leader-text="."/>
        </style:tab-stops>
      </style:paragraph-properties>
    </style:style>
    <style:style style:name="P60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61" style:family="paragraph" style:parent-style-name="Standard">
      <style:paragraph-properties fo:text-align="center" style:justify-single-word="false"/>
      <style:text-properties fo:color="#000000" fo:font-size="14pt" officeooo:rsid="000d5eb7" style:font-size-asian="14pt" style:font-size-complex="14pt"/>
    </style:style>
    <style:style style:name="P62" style:family="paragraph" style:parent-style-name="Standard">
      <style:paragraph-properties fo:line-height="150%"/>
      <style:text-properties fo:color="#000000" fo:font-size="14pt" officeooo:rsid="0020846b" officeooo:paragraph-rsid="0020846b" style:font-size-asian="14pt" style:font-size-complex="14pt"/>
    </style:style>
    <style:style style:name="P63" style:family="paragraph" style:parent-style-name="Standard">
      <style:text-properties fo:color="#000000" fo:font-size="14pt" fo:font-style="italic" fo:font-weight="bold" style:font-size-asian="14pt" style:font-style-asian="italic" style:font-weight-asian="bold" style:font-size-complex="14pt"/>
    </style:style>
    <style:style style:name="P64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65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officeooo:paragraph-rsid="001ed372" style:font-size-asian="14pt" style:font-weight-asian="bold" style:font-size-complex="14pt"/>
    </style:style>
    <style:style style:name="P66" style:family="paragraph" style:parent-style-name="Standard">
      <style:text-properties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6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0f205f" officeooo:paragraph-rsid="000f205f" style:font-size-asian="14pt" style:font-size-complex="14pt"/>
    </style:style>
    <style:style style:name="P68" style:family="paragraph" style:parent-style-name="Standard">
      <style:paragraph-properties fo:margin-left="0cm" fo:margin-right="0cm" fo:line-height="150%" fo:text-indent="1.251cm" style:auto-text-indent="false"/>
      <style:text-properties fo:color="#000000" fo:font-size="14pt" fo:font-weight="bold" officeooo:rsid="0010dd8f" style:font-size-asian="14pt" style:font-weight-asian="bold" style:font-size-complex="14pt" style:font-weight-complex="bold"/>
    </style:style>
    <style:style style:name="P69" style:family="paragraph" style:parent-style-name="Standard">
      <style:paragraph-properties fo:margin-left="0cm" fo:margin-right="0cm" fo:line-height="150%" fo:text-indent="1.251cm" style:auto-text-indent="false"/>
      <style:text-properties fo:color="#000000" fo:font-size="14pt" fo:font-weight="bold" style:font-size-asian="14pt" style:font-weight-asian="bold" style:font-size-complex="14pt" style:font-weight-complex="bold"/>
    </style:style>
    <style:style style:name="P7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style:font-name="Times New Roman" fo:font-size="14pt" fo:font-style="normal" officeooo:rsid="000fadfd" officeooo:paragraph-rsid="0010dd8f" style:font-size-asian="14pt" style:font-size-complex="14pt"/>
    </style:style>
    <style:style style:name="P71" style:family="paragraph" style:parent-style-name="Standard">
      <style:paragraph-properties fo:margin-left="0cm" fo:margin-right="0cm" fo:line-height="150%" fo:text-indent="1.251cm" style:auto-text-indent="false"/>
      <style:text-properties fo:font-variant="normal" fo:text-transform="none" fo:color="#000000" style:font-name="Times New Roman" fo:font-size="14pt" fo:letter-spacing="normal" fo:font-style="normal" fo:font-weight="bold" officeooo:rsid="0014c50a" style:font-size-asian="14pt" style:font-weight-asian="bold" style:font-size-complex="14pt" style:font-weight-complex="bold"/>
    </style:style>
    <style:style style:name="P7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style:font-name="Arial1" fo:font-size="14pt" fo:font-style="normal" officeooo:rsid="000f205f" officeooo:paragraph-rsid="000f205f" style:font-size-asian="14pt" style:font-size-complex="14pt"/>
    </style:style>
    <style:style style:name="P73" style:family="paragraph" style:parent-style-name="Standard">
      <style:paragraph-properties fo:line-height="150%" fo:text-align="center" style:justify-single-word="false" fo:break-before="page"/>
      <style:text-properties fo:text-transform="uppercase" fo:color="#000000" fo:font-size="14pt" fo:font-weight="bold" officeooo:paragraph-rsid="001ed372" style:font-size-asian="14pt" style:font-weight-asian="bold" style:font-size-complex="14pt"/>
    </style:style>
    <style:style style:name="P74" style:family="paragraph" style:parent-style-name="Standard">
      <style:paragraph-properties fo:margin-left="0cm" fo:margin-right="0cm" fo:line-height="150%" fo:text-indent="0cm" style:auto-text-indent="false"/>
      <style:text-properties fo:font-variant="normal" fo:text-transform="none" fo:color="#000000" style:font-name="Times New Roman" fo:font-size="14pt" fo:letter-spacing="normal" fo:font-style="normal" fo:font-weight="bold" officeooo:rsid="0011e079" officeooo:paragraph-rsid="0011e079" style:font-size-asian="14pt" style:font-weight-asian="bold" style:font-size-complex="14pt" style:font-weight-complex="bold"/>
    </style:style>
    <style:style style:name="P75" style:family="paragraph" style:parent-style-name="Standard">
      <style:paragraph-properties fo:margin-left="0cm" fo:margin-right="0cm" fo:line-height="150%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3959f" officeooo:paragraph-rsid="0013d564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margin-left="0cm" fo:margin-right="0cm" fo:line-height="150%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3d564" officeooo:paragraph-rsid="0013d564" style:font-size-asian="14pt" style:font-weight-asian="normal" style:font-size-complex="14pt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orphans="2" fo:widows="2" fo:text-indent="0cm" style:auto-text-indent="false" fo:background-color="transparent" style:writing-mode="lr-tb"/>
      <style:text-properties fo:font-size="14pt" officeooo:paragraph-rsid="0010dd8f" style:font-size-asian="14pt" style:font-size-complex="14pt"/>
    </style:style>
    <style:style style:name="P78" style:family="paragraph" style:parent-style-name="Heading_20_2"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79" style:family="paragraph" style:parent-style-name="Heading_20_2">
      <style:text-properties fo:color="#000000" style:font-name="Times New Roman" fo:font-size="14pt" fo:font-style="normal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80" style:family="paragraph" style:parent-style-name="Heading_20_1">
      <style:paragraph-properties fo:break-before="pag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1" style:family="paragraph" style:parent-style-name="Heading_20_1">
      <style:paragraph-properties fo:break-before="page"/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2" style:family="paragraph" style:parent-style-name="Preformatted_20_Text">
      <style:paragraph-properties fo:margin-left="0cm" fo:margin-right="0.3cm" fo:margin-top="0cm" fo:margin-bottom="0.055cm" loext:contextual-spacing="false" fo:line-height="106%" fo:orphans="2" fo:widows="2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4pt" fo:letter-spacing="normal" fo:language="en" fo:country="US" fo:font-style="normal" fo:font-weight="normal" officeooo:paragraph-rsid="0010dd8f" style:font-name-asian="Times New Roman1" style:font-size-asian="14pt" style:font-weight-asian="normal" style:font-name-complex="Times New Roman1" style:font-size-complex="14pt" style:font-weight-complex="normal"/>
    </style:style>
    <style:style style:name="P83" style:family="paragraph" style:parent-style-name="Preformatted_20_Text">
      <style:paragraph-properties fo:margin-left="0cm" fo:margin-right="0.3cm" fo:margin-top="0cm" fo:margin-bottom="0.055cm" loext:contextual-spacing="false" fo:line-height="106%" fo:orphans="2" fo:widows="2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4pt" fo:letter-spacing="normal" fo:font-style="normal" fo:font-weight="normal" officeooo:rsid="0025f5ce" officeooo:paragraph-rsid="0013959f" style:font-size-asian="14pt" style:font-size-complex="14pt"/>
    </style:style>
    <style:style style:name="P84" style:family="paragraph" style:parent-style-name="Preformatted_20_Text">
      <style:paragraph-properties fo:margin-left="0cm" fo:margin-right="0cm" fo:margin-top="0cm" fo:margin-bottom="0.055cm" loext:contextual-spacing="false" fo:line-height="0.499cm" fo:text-align="start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4pt" fo:letter-spacing="normal" fo:language="en" fo:country="US" fo:font-style="normal" fo:font-weight="bold" officeooo:rsid="0011e079" officeooo:paragraph-rsid="0011e079" style:font-size-asian="14pt" style:font-weight-asian="bold" style:font-size-complex="14pt" style:font-weight-complex="bold"/>
    </style:style>
    <style:style style:name="P85" style:family="paragraph" style:parent-style-name="Preformatted_20_Text">
      <style:paragraph-properties fo:margin-left="0cm" fo:margin-right="0cm" fo:margin-top="0cm" fo:margin-bottom="0.055cm" loext:contextual-spacing="false" fo:line-height="0.499cm" fo:text-align="start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3746a" officeooo:paragraph-rsid="0011e079" style:font-name-asian="Times New Roman1" style:font-size-asian="14pt" style:font-weight-asian="bold" style:font-name-complex="Times New Roman1" style:font-size-complex="14pt" style:font-weight-complex="bold"/>
    </style:style>
    <style:style style:name="P86" style:family="paragraph" style:parent-style-name="Preformatted_20_Text">
      <style:paragraph-properties fo:margin-left="0cm" fo:margin-right="0cm" fo:line-height="150%" fo:text-indent="0cm" style:auto-text-indent="false"/>
      <style:text-properties fo:font-variant="normal" fo:text-transform="none" fo:color="#800000" style:font-name="Times New Roman" fo:font-size="14pt" fo:letter-spacing="normal" fo:font-style="normal" fo:font-weight="bold" officeooo:rsid="0013959f" style:font-size-asian="14pt" style:font-weight-asian="bold" style:font-size-complex="14pt" style:font-weight-complex="bold"/>
    </style:style>
    <style:style style:name="P87" style:family="paragraph" style:parent-style-name="Preformatted_20_Text">
      <style:paragraph-properties fo:margin-left="0cm" fo:margin-right="0cm" fo:line-height="150%" fo:text-indent="0cm" style:auto-text-indent="false"/>
      <style:text-properties fo:font-variant="normal" fo:text-transform="none" fo:color="#800000" style:font-name="Times New Roman" fo:font-size="14pt" fo:letter-spacing="normal" fo:font-style="normal" fo:font-weight="bold" officeooo:rsid="0014c50a" style:font-size-asian="14pt" style:font-weight-asian="bold" style:font-size-complex="14pt" style:font-weight-complex="bold"/>
    </style:style>
    <style:style style:name="P88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1e079" style:font-size-asian="14pt" style:font-size-complex="14pt"/>
    </style:style>
    <style:style style:name="P89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4pt" fo:letter-spacing="normal" fo:language="en" fo:country="US" fo:font-style="normal" fo:font-weight="bold" officeooo:paragraph-rsid="0011e079" style:font-size-asian="14pt" style:font-weight-asian="bold" style:font-size-complex="14pt" style:font-weight-complex="bold"/>
    </style:style>
    <style:style style:name="P90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4pt" fo:letter-spacing="normal" fo:language="en" fo:country="US" fo:font-style="normal" fo:font-weight="normal" officeooo:paragraph-rsid="0010dd8f" style:font-name-asian="Times New Roman1" style:font-size-asian="14pt" style:font-weight-asian="bold" style:font-name-complex="Times New Roman1" style:font-size-complex="14pt" style:font-weight-complex="bold"/>
    </style:style>
    <style:style style:name="P91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11e079" officeooo:paragraph-rsid="0013959f" style:font-name-asian="Times New Roman1" style:font-size-asian="14pt" style:font-weight-asian="bold" style:font-name-complex="Times New Roman1" style:font-size-complex="14pt" style:font-weight-complex="bold"/>
    </style:style>
    <style:style style:name="P92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4pt" fo:letter-spacing="normal" fo:language="en" fo:country="US" fo:font-style="normal" fo:font-weight="normal" officeooo:paragraph-rsid="0011e079" style:font-size-asian="14pt" style:font-weight-asian="bold" style:font-size-complex="14pt" style:font-weight-complex="bold"/>
    </style:style>
    <style:style style:name="P93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P94" style:family="paragraph" style:parent-style-name="Preformatted_20_Text">
      <style:paragraph-properties fo:orphans="2" fo:widows="2"/>
      <style:text-properties style:font-name="Times New Roman" fo:font-size="14pt" style:font-size-asian="14pt" style:font-size-complex="14pt"/>
    </style:style>
    <style:style style:name="P9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800080" style:font-name="Times New Roman" fo:font-size="14pt" fo:letter-spacing="normal" fo:font-style="normal" fo:font-weight="normal" style:font-size-asian="14pt" style:font-size-complex="14pt"/>
    </style:style>
    <style:style style:name="P96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800080" style:font-name="Times New Roman" fo:font-size="14pt" fo:letter-spacing="normal" fo:font-style="normal" fo:font-weight="normal" style:font-size-asian="14pt" style:font-size-complex="14pt"/>
    </style:style>
    <style:style style:name="P97" style:family="paragraph" style:parent-style-name="Preformatted_20_Text">
      <style:paragraph-properties fo:margin-left="0cm" fo:margin-right="0cm" fo:line-height="150%" fo:text-align="justify" style:justify-single-word="false" fo:orphans="2" fo:widows="2" fo:text-indent="1.251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3d564" officeooo:paragraph-rsid="0013d564" style:font-size-asian="14pt" style:font-weight-asian="normal" style:font-size-complex="14pt" style:font-weight-complex="normal"/>
    </style:style>
    <style:style style:name="P98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font-style="normal" fo:font-weight="normal" officeooo:rsid="0014c50a" officeooo:paragraph-rsid="00163db5" style:font-size-asian="14pt" style:font-weight-asian="normal" style:font-size-complex="14pt" style:font-weight-complex="normal"/>
    </style:style>
    <style:style style:name="P99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font-style="normal" fo:font-weight="normal" officeooo:rsid="00163db5" officeooo:paragraph-rsid="0019f608" style:font-size-asian="14pt" style:font-weight-asian="normal" style:font-size-complex="14pt" style:font-weight-complex="normal"/>
    </style:style>
    <style:style style:name="P100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font-style="normal" fo:font-weight="normal" officeooo:rsid="0019f608" officeooo:paragraph-rsid="0019f608" style:font-size-asian="14pt" style:font-size-complex="14pt"/>
    </style:style>
    <style:style style:name="P101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font-style="normal" fo:font-weight="normal" officeooo:rsid="0014c50a" officeooo:paragraph-rsid="0019f608" style:font-size-asian="14pt" style:font-size-complex="14pt"/>
    </style:style>
    <style:style style:name="P102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6ea48" officeooo:paragraph-rsid="0013959f" style:font-size-asian="14pt" style:font-size-complex="14pt"/>
    </style:style>
    <style:style style:name="P10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63d9" style:font-weight-asian="bold"/>
    </style:style>
    <style:style style:name="T4" style:family="text">
      <style:text-properties fo:text-transform="uppercase"/>
    </style:style>
    <style:style style:name="T5" style:family="text">
      <style:text-properties fo:text-transform="uppercase" fo:color="#000000" fo:font-size="14pt" style:font-size-asian="14pt" style:font-size-complex="14pt"/>
    </style:style>
    <style:style style:name="T6" style:family="text">
      <style:text-properties fo:text-transform="uppercase" officeooo:rsid="0013959f"/>
    </style:style>
    <style:style style:name="T7" style:family="text">
      <style:text-properties fo:text-transform="uppercase" officeooo:rsid="0014c50a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style="normal" style:font-size-asian="14pt" style:font-style-asian="normal" style:font-size-complex="14pt" style:font-style-complex="normal"/>
    </style:style>
    <style:style style:name="T10" style:family="text">
      <style:text-properties fo:font-variant="normal" fo:text-transform="none" fo:color="#000000" fo:font-size="14pt" style:font-size-asian="14pt" style:font-size-complex="14pt"/>
    </style:style>
    <style:style style:name="T11" style:family="text">
      <style:text-properties fo:font-variant="normal" fo:text-transform="none" fo:color="#000000" fo:font-size="14pt" officeooo:rsid="000d5eb7" style:font-size-asian="14pt" style:font-size-complex="14pt"/>
    </style:style>
    <style:style style:name="T12" style:family="text">
      <style:text-properties fo:font-variant="normal" fo:text-transform="none" fo:color="#000000" fo:letter-spacing="normal" fo:language="en" fo:country="US" fo:font-style="normal" fo:font-weight="normal" style:font-name-asian="Times New Roman1" style:font-weight-asian="normal" style:font-name-complex="Times New Roman1" style:font-weight-complex="normal"/>
    </style:style>
    <style:style style:name="T13" style:family="text">
      <style:text-properties fo:font-variant="normal" fo:text-transform="none" fo:color="#000000" fo:letter-spacing="normal" fo:language="en" fo:country="US" fo:font-style="normal" fo:font-weight="normal" officeooo:rsid="00127ae5" style:font-name-asian="Times New Roman1" style:font-weight-asian="normal" style:font-name-complex="Times New Roman1" style:font-weight-complex="normal"/>
    </style:style>
    <style:style style:name="T14" style:family="text">
      <style:text-properties fo:font-variant="normal" fo:text-transform="none" fo:color="#000000" fo:letter-spacing="normal" fo:language="en" fo:country="US" fo:font-style="normal" fo:font-weight="normal" officeooo:rsid="0024578d" style:font-name-asian="Times New Roman1" style:font-weight-asian="normal" style:font-name-complex="Times New Roman1" style:font-weight-complex="normal"/>
    </style:style>
    <style:style style:name="T15" style:family="text">
      <style:text-properties fo:font-variant="normal" fo:text-transform="none" style:font-name="Times New Roman" fo:letter-spacing="normal" fo:font-style="normal"/>
    </style:style>
    <style:style style:name="T16" style:family="text">
      <style:text-properties fo:font-variant="normal" fo:text-transform="none" style:font-name="Times New Roman" fo:letter-spacing="normal" fo:font-style="normal" fo:font-weight="bold" officeooo:rsid="0013959f" style:font-weight-asian="bold" style:font-weight-complex="bold"/>
    </style:style>
    <style:style style:name="T17" style:family="text">
      <style:text-properties fo:font-variant="normal" fo:text-transform="none" style:font-name="Times New Roman" fo:letter-spacing="normal" fo:font-style="normal" fo:font-weight="normal" officeooo:rsid="0013959f" style:font-weight-asian="normal" style:font-weight-complex="normal"/>
    </style:style>
    <style:style style:name="T18" style:family="text">
      <style:text-properties fo:font-variant="normal" fo:text-transform="none" style:font-name="Times New Roman" fo:letter-spacing="normal" fo:font-style="normal" fo:font-weight="normal" style:font-weight-asian="bold" style:font-weight-complex="bold"/>
    </style:style>
    <style:style style:name="T19" style:family="text">
      <style:text-properties fo:font-variant="normal" fo:text-transform="none" style:font-name="Times New Roman" fo:letter-spacing="normal" fo:font-style="normal" officeooo:rsid="0013d564"/>
    </style:style>
    <style:style style:name="T20" style:family="text">
      <style:text-properties fo:font-variant="normal" fo:text-transform="none" fo:color="#800000" style:font-name="Times New Roman" fo:letter-spacing="normal" fo:font-style="normal" fo:font-weight="bold" style:font-weight-asian="bold" style:font-weight-complex="bold"/>
    </style:style>
    <style:style style:name="T21" style:family="text">
      <style:text-properties fo:font-variant="normal" fo:text-transform="none" fo:color="#800000" style:font-name="Times New Roman" fo:letter-spacing="normal" fo:font-style="normal" fo:font-weight="bold" officeooo:rsid="0013959f" style:font-weight-asian="bold" style:font-weight-complex="bold"/>
    </style:style>
    <style:style style:name="T22" style:family="text">
      <style:text-properties fo:font-variant="normal" fo:text-transform="none" fo:color="#808030" style:font-name="Times New Roman" fo:letter-spacing="normal" fo:font-style="normal" fo:font-weight="normal" officeooo:rsid="0013959f" style:font-weight-asian="normal" style:font-weight-complex="normal"/>
    </style:style>
    <style:style style:name="T23" style:family="text">
      <style:text-properties fo:font-variant="normal" fo:text-transform="none" fo:color="#808030" style:font-name="Times New Roman" fo:letter-spacing="normal" fo:font-style="normal" fo:font-weight="normal" style:font-weight-asian="bold" style:font-weight-complex="bold"/>
    </style:style>
    <style:style style:name="T24" style:family="text">
      <style:text-properties fo:font-variant="normal" fo:text-transform="none" fo:color="#800080" style:font-name="Times New Roman" fo:letter-spacing="normal" fo:font-style="normal" fo:font-weight="normal" officeooo:rsid="0013959f" style:font-weight-asian="normal" style:font-weight-complex="normal"/>
    </style:style>
    <style:style style:name="T25" style:family="text">
      <style:text-properties fo:font-variant="normal" fo:text-transform="none" fo:color="#800080" style:font-name="Times New Roman" fo:letter-spacing="normal" fo:font-style="normal" fo:font-weight="normal" style:font-weight-asian="bold" style:font-weight-complex="bold"/>
    </style:style>
    <style:style style:name="T26" style:family="text">
      <style:text-properties fo:font-variant="normal" fo:text-transform="none" fo:color="#400000" style:font-name="Times New Roman" fo:letter-spacing="normal" fo:font-style="normal" fo:font-weight="normal" style:font-weight-asian="bold" style:font-weight-complex="bold"/>
    </style:style>
    <style:style style:name="T27" style:family="text">
      <style:text-properties fo:font-variant="normal" fo:text-transform="none" fo:font-style="normal"/>
    </style:style>
    <style:style style:name="T28" style:family="text">
      <style:text-properties fo:font-variant="normal" fo:text-transform="none" fo:font-style="normal" officeooo:rsid="000f205f"/>
    </style:style>
    <style:style style:name="T29" style:family="text">
      <style:text-properties fo:font-variant="normal" fo:text-transform="none" fo:font-style="normal" officeooo:rsid="000fadfd"/>
    </style:style>
    <style:style style:name="T30" style:family="text">
      <style:text-properties fo:font-variant="normal" fo:text-transform="none" fo:font-style="normal" officeooo:rsid="0010dd8f"/>
    </style:style>
    <style:style style:name="T31" style:family="text">
      <style:text-properties fo:font-variant="normal" fo:text-transform="none" fo:letter-spacing="normal" fo:font-style="normal" officeooo:rsid="0011e079" style:font-style-asian="normal" style:font-style-complex="normal"/>
    </style:style>
    <style:style style:name="T32" style:family="text">
      <style:text-properties fo:language="en" fo:country="US"/>
    </style:style>
    <style:style style:name="T33" style:family="text">
      <style:text-properties fo:language="en" fo:country="US" officeooo:rsid="0026ea48"/>
    </style:style>
    <style:style style:name="T34" style:family="text">
      <style:text-properties officeooo:rsid="000d5eb7"/>
    </style:style>
    <style:style style:name="T35" style:family="text">
      <style:text-properties officeooo:rsid="000f205f"/>
    </style:style>
    <style:style style:name="T36" style:family="text">
      <style:text-properties fo:color="#000000" style:font-name="Times New Roman" fo:font-weight="normal" officeooo:rsid="0025f5ce" style:font-weight-asian="normal" style:font-weight-complex="normal"/>
    </style:style>
    <style:style style:name="T37" style:family="text">
      <style:text-properties fo:color="#000000" style:font-name="Times New Roman" fo:font-weight="normal" officeooo:rsid="0026ea48" style:font-weight-asian="normal" style:font-weight-complex="normal"/>
    </style:style>
    <style:style style:name="T38" style:family="text">
      <style:text-properties fo:color="#000000" style:font-name="Times New Roman" fo:font-weight="normal" officeooo:rsid="0010dd8f" style:font-weight-asian="normal" style:font-weight-complex="normal"/>
    </style:style>
    <style:style style:name="T39" style:family="text">
      <style:text-properties fo:color="#7f0055" fo:font-weight="bold"/>
    </style:style>
    <style:style style:name="T40" style:family="text">
      <style:text-properties fo:color="#7f0055" fo:font-style="normal" fo:font-weight="bold"/>
    </style:style>
    <style:style style:name="T41" style:family="text">
      <style:text-properties fo:font-style="normal" fo:font-weight="normal"/>
    </style:style>
    <style:style style:name="T42" style:family="text">
      <style:text-properties fo:font-style="normal" fo:font-weight="normal" officeooo:rsid="00163db5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11e079" style:font-style-asian="normal" style:font-style-complex="normal"/>
    </style:style>
    <style:style style:name="T45" style:family="text">
      <style:text-properties style:font-name="Times New Roman" fo:font-weight="normal" officeooo:rsid="0025f5ce" style:font-weight-asian="normal" style:font-weight-complex="normal"/>
    </style:style>
    <style:style style:name="T46" style:family="text">
      <style:text-properties style:font-name="Times New Roman" fo:font-weight="normal" officeooo:rsid="0026ea48" style:font-weight-asian="normal" style:font-weight-complex="normal"/>
    </style:style>
    <style:style style:name="T47" style:family="text">
      <style:text-properties fo:font-weight="normal" officeooo:rsid="0014c50a" style:font-weight-asian="normal" style:font-weight-complex="normal"/>
    </style:style>
    <style:style style:name="T48" style:family="text">
      <style:text-properties officeooo:rsid="0023746a" style:font-name-asian="Times New Roman1" style:font-weight-asian="bold" style:font-name-complex="Times New Roman1" style:font-weight-complex="bold"/>
    </style:style>
    <style:style style:name="T49" style:family="text">
      <style:text-properties fo:color="#2a00ff" fo:font-style="normal" fo:font-weight="normal"/>
    </style:style>
    <style:style style:name="T50" style:family="text">
      <style:text-properties officeooo:rsid="0013959f"/>
    </style:style>
    <style:style style:name="T51" style:family="text">
      <style:text-properties fo:color="#800000" fo:font-style="normal" fo:font-weight="bold"/>
    </style:style>
    <style:style style:name="T52" style:family="text">
      <style:text-properties fo:color="#800000" fo:font-style="normal" fo:font-weight="normal"/>
    </style:style>
    <style:style style:name="T53" style:family="text">
      <style:text-properties fo:color="#800000" fo:font-weight="bold"/>
    </style:style>
    <style:style style:name="T54" style:family="text">
      <style:text-properties fo:color="#808030"/>
    </style:style>
    <style:style style:name="T55" style:family="text">
      <style:text-properties fo:color="#808030" fo:font-style="normal" fo:font-weight="normal"/>
    </style:style>
    <style:style style:name="T56" style:family="text">
      <style:text-properties fo:color="#800080"/>
    </style:style>
    <style:style style:name="T57" style:family="text">
      <style:text-properties fo:color="#800080" fo:font-style="normal" fo:font-weight="normal"/>
    </style:style>
    <style:style style:name="T58" style:family="text">
      <style:text-properties fo:color="#7d0045" fo:font-style="normal" fo:font-weight="normal"/>
    </style:style>
    <style:style style:name="T59" style:family="text">
      <style:text-properties fo:color="#008c00" fo:font-style="normal" fo:font-weight="normal"/>
    </style:style>
    <style:style style:name="T60" style:family="text">
      <style:text-properties officeooo:rsid="0014c50a"/>
    </style:style>
    <style:style style:name="T61" style:family="text">
      <style:text-properties fo:color="#603000" fo:font-style="normal" fo:font-weight="normal"/>
    </style:style>
    <style:style style:name="T62" style:family="text">
      <style:text-properties fo:color="#007997" fo:font-style="normal" fo:font-weight="normal"/>
    </style:style>
    <style:style style:name="T63" style:family="text">
      <style:text-properties fo:color="#0f69ff" fo:font-style="normal" fo:font-weight="normal"/>
    </style:style>
    <style:style style:name="T64" style:family="text">
      <style:text-properties officeooo:rsid="0020846b"/>
    </style:style>
    <style:style style:name="T65" style:family="text">
      <style:text-properties officeooo:rsid="0021f776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02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МИНОБРНАУКИ РОССИИ</text:p>
      <text:p text:style-name="P4">Санкт-Петербургский государственный</text:p>
      <text:p text:style-name="P4">электротехнический университет </text:p>
      <text:p text:style-name="P4">«ЛЭТИ» им. В.И. Ульянова (Ленина)</text:p>
      <text:p text:style-name="P11"><text:span text:style-name="T1">Кафедра </text:span><text:span text:style-name="T3">МОЭВМ</text:span></text:p>
      <text:p text:style-name="P4"/>
      <text:p text:style-name="P4"/>
      <text:p text:style-name="P11"/>
      <text:p text:style-name="P11"/>
      <text:p text:style-name="P11"/>
      <text:p text:style-name="P11"/>
      <text:p text:style-name="P11"/>
      <text:p text:style-name="P30"><text:span text:style-name="Название_20_книги"><text:span text:style-name="T5">Курсовая РАБОТА </text:span></text:span></text:p>
      <text:p text:style-name="P11"><text:span text:style-name="T1">по дисциплине «</text:span><text:span text:style-name="T3">Программирование</text:span><text:span text:style-name="T1">»</text:span></text:p>
      <text:p text:style-name="P2"><text:span text:style-name="Название_20_книги"><text:span text:style-name="T10">Тема: </text:span></text:span><text:span text:style-name="Название_20_книги"><text:span text:style-name="T11">Линейные списки</text:span></text:span></text:p>
      <text:p text:style-name="P2"><text:span text:style-name="Название_20_книги"><text:span text:style-name="T10"/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9">Студент гр. <text:span text:style-name="T34">7303</text:span></text:p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13">Юсковец А. В.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12"/>
          </table:table-cell>
          <table:table-cell table:style-name="Таблица1.A1" office:value-type="string">
            <text:p text:style-name="P61">Берленко Т. А.</text:p>
          </table:table-cell>
        </table:table-row>
      </table:table>
      <text:p text:style-name="P14"/>
      <text:p text:style-name="P14"/>
      <text:p text:style-name="P14">Санкт-Петербург</text:p>
      <text:p text:style-name="P14">20<text:span text:style-name="T34">17</text:span></text:p>
      <text:p text:style-name="P18">ЗАДАНИЕ</text:p>
      <text:p text:style-name="P4">на курсовую работу</text:p>
      <text:p text:style-name="P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3" office:value-type="string">
            <text:p text:style-name="P10">Студент <text:span text:style-name="T35">Юсковец A. В.</text:span></text:p>
          </table:table-cell>
          <table:covered-table-cell/>
          <table:covered-table-cell/>
        </table:table-row>
        <table:table-row table:style-name="Таблица2.2">
          <table:table-cell table:style-name="Таблица2.A1" table:number-columns-spanned="3" office:value-type="string">
            <text:p text:style-name="P10">Группа <text:span text:style-name="T35">7303</text:span></text:p>
          </table:table-cell>
          <table:covered-table-cell/>
          <table:covered-table-cell/>
        </table:table-row>
        <table:table-row table:style-name="Таблица2.3">
          <table:table-cell table:style-name="Таблица2.A1" table:number-columns-spanned="3" office:value-type="string">
            <text:p text:style-name="P10">Тема работы: <text:span text:style-name="T35">Линейные списки</text:span></text:p>
            <text:p text:style-name="P10"/>
          </table:table-cell>
          <table:covered-table-cell/>
          <table:covered-table-cell/>
        </table:table-row>
        <table:table-row table:style-name="Таблица2.4">
          <table:table-cell table:style-name="Таблица2.A1" table:number-columns-spanned="3" office:value-type="string">
            <text:p text:style-name="P10">Исходные данные <text:span text:style-name="T35">(цель)</text:span>: </text:p>
            <text:p text:style-name="P8">Разделить список на две части (индекс центрального элемента округлить в большую сторону), поменять их местами и соединить в один список</text:p>
          </table:table-cell>
          <table:covered-table-cell/>
          <table:covered-table-cell/>
        </table:table-row>
        <table:table-row table:style-name="Таблица2.5">
          <table:table-cell table:style-name="Таблица2.A1" table:number-columns-spanned="3" office:value-type="string">
            <text:p text:style-name="P10">Содержание пояснительной записки:</text:p>
            <text:p text:style-name="P16">1. Содержание</text:p>
            <text:p text:style-name="P16">2. Введение</text:p>
            <text:p text:style-name="P16">3. Функции для работы со структурой</text:p>
            <text:p text:style-name="P16">4. Реализация swap_halfs</text:p>
            <text:p text:style-name="P16">5. Функция main(тестирование)</text:p>
            <text:p text:style-name="P16">6. Заключение</text:p>
            <text:p text:style-name="P16">7. Список <text:span text:style-name="T65">использованных источников</text:span></text:p>
          </table:table-cell>
          <table:covered-table-cell/>
          <table:covered-table-cell/>
        </table:table-row>
        <table:table-row table:style-name="Таблица2.6">
          <table:table-cell table:style-name="Таблица2.A1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Таблица2.7">
          <table:table-cell table:style-name="Таблица2.A1" table:number-columns-spanned="3" office:value-type="string">
            <text:p text:style-name="P10">Дата выдачи задания: <text:span text:style-name="T35">22</text:span>.<text:span text:style-name="T35">11</text:span>.20<text:span text:style-name="T35">17</text:span></text:p>
          </table:table-cell>
          <table:covered-table-cell/>
          <table:covered-table-cell/>
        </table:table-row>
        <table:table-row table:style-name="Таблица2.8">
          <table:table-cell table:style-name="Таблица2.A1" table:number-columns-spanned="3" office:value-type="string">
            <text:p text:style-name="P10">Дата сдачи реферата:</text:p>
          </table:table-cell>
          <table:covered-table-cell/>
          <table:covered-table-cell/>
        </table:table-row>
        <table:table-row table:style-name="Таблица2.9">
          <table:table-cell table:style-name="Таблица2.A1" table:number-columns-spanned="3" office:value-type="string">
            <text:p text:style-name="P10">Дата защиты реферата:</text:p>
          </table:table-cell>
          <table:covered-table-cell/>
          <table:covered-table-cell/>
        </table:table-row>
        <table:table-row table:style-name="Таблица2.10">
          <table:table-cell table:style-name="Таблица2.A10" office:value-type="string">
            <text:p text:style-name="P9">Студент</text:p>
          </table:table-cell>
          <table:table-cell table:style-name="Таблица2.B10" office:value-type="string">
            <text:p text:style-name="P17"/>
          </table:table-cell>
          <table:table-cell table:style-name="Таблица2.A10" office:value-type="string">
            <text:p text:style-name="P15">Юсковец А. В.</text:p>
          </table:table-cell>
        </table:table-row>
        <table:table-row table:style-name="Таблица2.10">
          <table:table-cell table:style-name="Таблица2.A10" office:value-type="string">
            <text:p text:style-name="P9">Преподаватель</text:p>
          </table:table-cell>
          <table:table-cell table:style-name="Таблица2.B11" office:value-type="string">
            <text:p text:style-name="P12"/>
          </table:table-cell>
          <table:table-cell table:style-name="Таблица2.A10" office:value-type="string">
            <text:p text:style-name="P15">Берленко Т. А.</text:p>
          </table:table-cell>
        </table:table-row>
      </table:table>
      <text:p text:style-name="P4"><text:soft-page-break/>Аннотация</text:p>
      <text:p text:style-name="P67">Было описано несколько функций, ипользующихся в функции swap_halfs, реализующая требуемый в задании функционал. Также в точке входа написан код с закомментированными входными данными для тестирования swap_halfs.</text:p>
      <text:p text:style-name="P73">Содержание</text:p>
      <text:table-of-content text:style-name="Sect1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8"><text:a xlink:type="simple" xlink:href="#__RefHeading___Toc2925_534146400" text:style-name="Index_20_Link" text:visited-style-name="Index_20_Link"><text:span text:style-name="T8">1. Функции для работы со структурой<text:tab/>6</text:span></text:a></text:p>
          <text:p text:style-name="P59"><text:a xlink:type="simple" xlink:href="#__RefHeading___Toc2507_534146400" text:style-name="Index_20_Link" text:visited-style-name="Index_20_Link"><text:span text:style-name="T8">1.1. Функция count<text:tab/>6</text:span></text:a></text:p>
          <text:p text:style-name="P59"><text:a xlink:type="simple" xlink:href="#__RefHeading___Toc3247_534146400" text:style-name="Index_20_Link" text:visited-style-name="Index_20_Link"><text:span text:style-name="T9">1.2. Функция createMusicalComposition</text:span></text:a><text:a xlink:type="simple" xlink:href="#__RefHeading___Toc3247_534146400" text:style-name="Index_20_Link" text:visited-style-name="Index_20_Link"><text:span text:style-name="T8"><text:tab/>6</text:span></text:a></text:p>
          <text:p text:style-name="P59"><text:a xlink:type="simple" xlink:href="#__RefHeading___Toc3249_534146400" text:style-name="Index_20_Link" text:visited-style-name="Index_20_Link"><text:span text:style-name="T9">1.3 Функция createMusicalCompositionList</text:span></text:a><text:a xlink:type="simple" xlink:href="#__RefHeading___Toc3249_534146400" text:style-name="Index_20_Link" text:visited-style-name="Index_20_Link"><text:span text:style-name="T8"><text:tab/>7</text:span></text:a></text:p>
          <text:p text:style-name="P59"><text:a xlink:type="simple" xlink:href="#__RefHeading___Toc3251_534146400" text:style-name="Index_20_Link" text:visited-style-name="Index_20_Link"><text:span text:style-name="T8">1.4 Функция print_names<text:tab/>8</text:span></text:a></text:p>
          <text:p text:style-name="P58"><text:a xlink:type="simple" xlink:href="#__RefHeading___Toc3569_534146400" text:style-name="Index_20_Link" text:visited-style-name="Index_20_Link"><text:span text:style-name="T8">2. Реализация swap_halfs<text:tab/>9</text:span></text:a></text:p>
          <text:p text:style-name="P59"><text:a xlink:type="simple" xlink:href="#__RefHeading___Toc3571_534146400" text:style-name="Index_20_Link" text:visited-style-name="Index_20_Link"><text:span text:style-name="T8">2.1. Код функции<text:tab/>9</text:span></text:a></text:p>
          <text:p text:style-name="P59"><text:a xlink:type="simple" xlink:href="#__RefHeading___Toc3573_534146400" text:style-name="Index_20_Link" text:visited-style-name="Index_20_Link"><text:span text:style-name="T8">2.2. Описание реализации<text:tab/>9</text:span></text:a></text:p>
          <text:p text:style-name="P58"><text:a xlink:type="simple" xlink:href="#__RefHeading___Toc3575_534146400" text:style-name="Index_20_Link" text:visited-style-name="Index_20_Link"><text:span text:style-name="T8">3. Функция main(тестирование)<text:tab/>11</text:span></text:a></text:p>
          <text:p text:style-name="P59"><text:a xlink:type="simple" xlink:href="#__RefHeading___Toc3577_534146400" text:style-name="Index_20_Link" text:visited-style-name="Index_20_Link"><text:span text:style-name="T8">3.1. Функция main<text:tab/>11</text:span></text:a></text:p>
          <text:p text:style-name="P59"><text:a xlink:type="simple" xlink:href="#__RefHeading___Toc3579_534146400" text:style-name="Index_20_Link" text:visited-style-name="Index_20_Link"><text:span text:style-name="T8">3.2. Пример работы функции<text:tab/>12</text:span></text:a></text:p>
        </text:index-body>
      </text:table-of-content>
      <text:p text:style-name="P65"/>
      <text:p text:style-name="P4"/>
      <text:p text:style-name="P18">введение</text:p>
      <text:p text:style-name="P19"/>
      <text:p text:style-name="P20"><text:span text:style-name="T35">Цель данной работы: написать функцию, разделяющую </text:span><text:span text:style-name="T27">список на две части (индекс центрального элемента округлить в большую сторону), </text:span><text:span text:style-name="T28">меняющую</text:span><text:span text:style-name="T27"> их местами и соеди</text:span><text:span text:style-name="T28">няющую</text:span><text:span text:style-name="T27"> в один список</text:span><text:span text:style-name="T28">. </text:span><text:span text:style-name="T29">Список содержит в себе </text:span><text:span text:style-name="T30">элементы соответствующие </text:span><text:span text:style-name="T29">структур</text:span><text:span text:style-name="T30">е,</text:span><text:span text:style-name="T29"> имеющ</text:span><text:span text:style-name="T30">ей</text:span><text:span text:style-name="T29"> два указателя: на предыдущий и на следующий элемент. </text:span></text:p>
      <text:p text:style-name="P40"><draw:line text:anchor-type="paragraph" draw:z-index="0" draw:name="Фигура2" draw:style-name="gr1" draw:text-style-name="P103" svg:x1="-4.442cm" svg:y1="-0.114cm" svg:x2="17.278cm" svg:y2="-0.114cm"><text:p/></draw:line><text:span text:style-name="T39">typedef</text:span> <text:span text:style-name="T39">struct</text:span> MusicalComposition {</text:p>
      <text:p text:style-name="P44"><text:s text:c="4"/><text:span text:style-name="T40">char</text:span><text:span text:style-name="T41">* name;</text:span></text:p>
      <text:p text:style-name="P44"><text:s text:c="4"/><text:span text:style-name="T40">char</text:span><text:span text:style-name="T41">* author;</text:span></text:p>
      <text:p text:style-name="P44"><text:s text:c="4"/><text:span text:style-name="T40">int</text:span><text:span text:style-name="T41"> year;</text:span></text:p>
      <text:p text:style-name="P44"><text:s text:c="4"/><text:span text:style-name="T40">struct</text:span><text:span text:style-name="T41"> MusicalComposition* prev;</text:span></text:p>
      <text:p text:style-name="P44"><text:s text:c="4"/><text:span text:style-name="T40">struct</text:span><text:span text:style-name="T41"> MusicalComposition* next;</text:span></text:p>
      <text:p text:style-name="P82">} MusicalComposition;</text:p>
      <text:p text:style-name="P70"><draw:line text:anchor-type="paragraph" draw:z-index="1" draw:name="Фигура2" draw:style-name="gr1" draw:text-style-name="P103" svg:x1="-3.721cm" svg:y1="0.265cm" svg:x2="17.999cm" svg:y2="0.265cm"><text:p/></draw:line></text:p>
      <text:p text:style-name="P70">В функции swap_halfs была применена функция count, которая будет описана позже.</text:p>
      <text:p text:style-name="P72"/>
      <text:p text:style-name="P21"/>
      <text:h text:style-name="P80" text:outline-level="1"><text:bookmark-start text:name="__RefHeading___Toc2925_534146400"/>1. <text:span text:style-name="T64">ФУНКЦИИ ДЛЯ РАБОТЫ СО СТРУКТУРОЙ</text:span><text:bookmark-end text:name="__RefHeading___Toc2925_534146400"/></text:h>
      <text:p text:style-name="P5"><text:tab/>В этом разделе будут описаны некоторые функции, применяющиеся в требуемой и в ее тестировании.</text:p>
      <text:p text:style-name="P5"/>
      <text:h text:style-name="P78" text:outline-level="2"><text:bookmark-start text:name="__RefHeading___Toc2507_534146400"/>1.1. Функция count<text:bookmark-end text:name="__RefHeading___Toc2507_534146400"/></text:h>
      <text:p text:style-name="P68"><draw:line text:anchor-type="paragraph" draw:z-index="2" draw:name="Фигура2" draw:style-name="gr1" draw:text-style-name="P103" svg:x1="-3.798cm" svg:y1="0.378cm" svg:x2="17.922cm" svg:y2="0.378cm"><text:p/></draw:line></text:p>
      <text:p text:style-name="P90"><text:span text:style-name="T53">int</text:span> count<text:span text:style-name="T54">(</text:span>MusicalComposition<text:span text:style-name="T54">*</text:span> head<text:span text:style-name="T54">)</text:span> <text:span text:style-name="T56">{</text:span></text:p>
      <text:p text:style-name="P41"><text:s text:c="4"/><text:span text:style-name="T51">int</text:span><text:span text:style-name="T41"> ret </text:span><text:span text:style-name="T55">=</text:span><text:span text:style-name="T41"> </text:span><text:span text:style-name="T59">0</text:span><text:span text:style-name="T57">;</text:span><text:span text:style-name="T41"> <text:s text:c="3"/></text:span></text:p>
      <text:p text:style-name="P47"/>
      <text:p text:style-name="P41"><text:s text:c="4"/><text:span text:style-name="T51">while</text:span><text:span text:style-name="T41"> </text:span><text:span text:style-name="T55">(</text:span><text:span text:style-name="T41">head </text:span><text:span text:style-name="T55">!=</text:span><text:span text:style-name="T41"> </text:span><text:span text:style-name="T58">NULL</text:span><text:span text:style-name="T55">)</text:span><text:span text:style-name="T41"> </text:span><text:span text:style-name="T57">{</text:span></text:p>
      <text:p text:style-name="P41"><text:s text:c="8"/><text:span text:style-name="T55">++</text:span><text:span text:style-name="T41">ret</text:span><text:span text:style-name="T57">;</text:span></text:p>
      <text:p text:style-name="P41"><text:s text:c="8"/><text:span text:style-name="T41">head </text:span><text:span text:style-name="T55">=</text:span><text:span text:style-name="T41"> head</text:span><text:span text:style-name="T55">-&gt;</text:span><text:span text:style-name="T41">next</text:span><text:span text:style-name="T57">;</text:span><text:span text:style-name="T41"> </text:span></text:p>
      <text:p text:style-name="P41"><text:s text:c="4"/><text:span text:style-name="T57">}</text:span></text:p>
      <text:p text:style-name="P47"/>
      <text:p text:style-name="P41"><text:s text:c="4"/><text:span text:style-name="T51">return</text:span><text:span text:style-name="T41"> ret</text:span><text:span text:style-name="T57">;</text:span></text:p>
      <text:p text:style-name="P95">}</text:p>
      <text:p text:style-name="P77"><draw:line text:anchor-type="paragraph" draw:z-index="3" draw:name="Фигура2" draw:style-name="gr1" draw:text-style-name="P103" svg:x1="-5.162cm" svg:y1="-0.174cm" svg:x2="16.558cm" svg:y2="-0.174cm"><text:p/></draw:line><text:span text:style-name="T36"><text:tab/></text:span><text:span text:style-name="T46">ret — значение, возвращаемое функцией. </text:span><text:span text:style-name="T38">Пока цикл не дойдет до конца списка ret будет увеличиваться на единицу. </text:span></text:p>
      <text:h text:style-name="P78" text:outline-level="2"><text:bookmark-start text:name="__RefHeading___Toc3247_534146400"/><text:span text:style-name="T43">1.2. </text:span><text:span text:style-name="T44">Функция <text:s/></text:span><text:span text:style-name="T31">createMusicalComposition</text:span><text:bookmark-end text:name="__RefHeading___Toc3247_534146400"/></text:h>
      <text:p text:style-name="P74"><draw:line text:anchor-type="paragraph" draw:z-index="4" draw:name="Фигура2" draw:style-name="gr1" draw:text-style-name="P103" svg:x1="-5.164cm" svg:y1="0.208cm" svg:x2="16.556cm" svg:y2="0.208cm"><text:p/></draw:line></text:p>
      <text:p text:style-name="P92">MusicalComposition<text:span text:style-name="T54">*</text:span> createMusicalComposition<text:span text:style-name="T54">(</text:span><text:span text:style-name="T53">char</text:span><text:span text:style-name="T54">*</text:span> name<text:span text:style-name="T54">,</text:span> <text:span text:style-name="T53">char</text:span><text:span text:style-name="T54">*</text:span> author<text:span text:style-name="T54">,</text:span> <text:span text:style-name="T53">int</text:span> year<text:span text:style-name="T54">)</text:span> <text:span text:style-name="T56">{</text:span></text:p>
      <text:p text:style-name="P41"><text:s text:c="4"/><text:span text:style-name="T41">MusicalComposition</text:span><text:span text:style-name="T55">*</text:span><text:span text:style-name="T41"> ret </text:span><text:span text:style-name="T55">=</text:span><text:span text:style-name="T41"> </text:span><text:span text:style-name="T55">(</text:span><text:span text:style-name="T41">MusicalComposition</text:span><text:span text:style-name="T55">*)</text:span><text:span text:style-name="T61">malloc</text:span><text:span text:style-name="T55">(</text:span><text:span text:style-name="T51">sizeof</text:span><text:span text:style-name="T55">(</text:span><text:span text:style-name="T41">MusicalComposition</text:span><text:span text:style-name="T55">))</text:span><text:span text:style-name="T57">;</text:span></text:p>
      <text:p text:style-name="P47"/>
      <text:p text:style-name="P41"><text:s text:c="4"/><text:span text:style-name="T41">ret</text:span><text:span text:style-name="T55">-&gt;</text:span><text:span text:style-name="T41">name </text:span><text:span text:style-name="T55">=</text:span><text:span text:style-name="T41"> </text:span><text:span text:style-name="T55">(</text:span><text:span text:style-name="T51">char</text:span><text:span text:style-name="T55">*)</text:span><text:span text:style-name="T61">malloc</text:span><text:span text:style-name="T55">(</text:span><text:span text:style-name="T61">strlen</text:span><text:span text:style-name="T55">(</text:span><text:span text:style-name="T41">name</text:span><text:span text:style-name="T55">))</text:span><text:span text:style-name="T57">;</text:span></text:p>
      <text:p text:style-name="P41"><text:s text:c="4"/><text:span text:style-name="T61">strcpy</text:span><text:span text:style-name="T55">(</text:span><text:span text:style-name="T41">ret</text:span><text:span text:style-name="T55">-&gt;</text:span><text:span text:style-name="T41">name</text:span><text:span text:style-name="T55">,</text:span><text:span text:style-name="T41"> name</text:span><text:span text:style-name="T55">)</text:span><text:span text:style-name="T57">;</text:span></text:p>
      <text:p text:style-name="P47"/>
      <text:p text:style-name="P41"><text:s text:c="4"/><text:span text:style-name="T41">ret</text:span><text:span text:style-name="T55">-&gt;</text:span><text:span text:style-name="T41">author </text:span><text:span text:style-name="T55">=</text:span><text:span text:style-name="T41"> </text:span><text:span text:style-name="T55">(</text:span><text:span text:style-name="T51">char</text:span><text:span text:style-name="T55">*)</text:span><text:span text:style-name="T61">malloc</text:span><text:span text:style-name="T55">(</text:span><text:span text:style-name="T61">strlen</text:span><text:span text:style-name="T55">(</text:span><text:span text:style-name="T41">author</text:span><text:span text:style-name="T55">))</text:span><text:span text:style-name="T57">;</text:span></text:p>
      <text:p text:style-name="P41"><text:s text:c="4"/><text:span text:style-name="T61">strcpy</text:span><text:span text:style-name="T55">(</text:span><text:span text:style-name="T41">ret</text:span><text:span text:style-name="T55">-&gt;</text:span><text:span text:style-name="T41">author</text:span><text:span text:style-name="T55">,</text:span><text:span text:style-name="T41"> author</text:span><text:span text:style-name="T55">)</text:span><text:span text:style-name="T57">;</text:span></text:p>
      <text:p text:style-name="P47"/>
      <text:p text:style-name="P41"><text:s text:c="4"/><text:span text:style-name="T41">ret</text:span><text:span text:style-name="T55">-&gt;</text:span><text:span text:style-name="T41">year </text:span><text:span text:style-name="T55">=</text:span><text:span text:style-name="T41"> year</text:span><text:span text:style-name="T57">;</text:span></text:p>
      <text:p text:style-name="P41"><text:s text:c="4"/><text:span text:style-name="T41">ret</text:span><text:span text:style-name="T55">-&gt;</text:span><text:span text:style-name="T41">prev </text:span><text:span text:style-name="T55">=</text:span><text:span text:style-name="T41"> </text:span><text:span text:style-name="T58">NULL</text:span><text:span text:style-name="T57">;</text:span></text:p>
      <text:p text:style-name="P41"><text:s text:c="4"/><text:span text:style-name="T41">ret</text:span><text:span text:style-name="T55">-&gt;</text:span><text:span text:style-name="T41">next </text:span><text:span text:style-name="T55">=</text:span><text:span text:style-name="T41"> </text:span><text:span text:style-name="T58">NULL</text:span><text:span text:style-name="T57">;</text:span></text:p>
      <text:p text:style-name="P47"/>
      <text:p text:style-name="P41"><text:s text:c="4"/><text:span text:style-name="T51">return</text:span><text:span text:style-name="T41"> ret</text:span><text:span text:style-name="T57">;</text:span></text:p>
      <text:p text:style-name="P95">}</text:p>
      <text:p text:style-name="P89"/>
      <text:p text:style-name="P84"><text:tab/></text:p>
      <text:p text:style-name="P33"><text:soft-page-break/><text:span text:style-name="T2"><text:tab/></text:span><text:span text:style-name="T48">Динамически выделяется память по композицию и соответствующим полям присваиваются переданные значения. Указатели на prev и next зануляются.</text:span></text:p>
      <text:p text:style-name="P85"/>
      <text:p text:style-name="P85"/>
      <text:h text:style-name="P79" text:outline-level="2"><text:bookmark-start text:name="__RefHeading___Toc3249_534146400"/>1.3 Функция createMusicalCompositionList<text:bookmark-end text:name="__RefHeading___Toc3249_534146400"/></text:h>
      <text:p text:style-name="P66"><draw:line text:anchor-type="paragraph" draw:z-index="5" draw:name="Фигура2" draw:style-name="gr1" draw:text-style-name="P103" svg:x1="-5.885cm" svg:y1="0.275cm" svg:x2="15.835cm" svg:y2="0.275cm"><text:p/></draw:line></text:p>
      <text:p text:style-name="P39">MusicalComposition* createMusicalCompositionList(<text:span text:style-name="T39">char</text:span>** array_names, </text:p>
      <text:p text:style-name="P39"><text:span text:style-name="T39"><text:tab/><text:tab/><text:tab/><text:tab/><text:tab/><text:tab/><text:tab/><text:tab/> <text:s text:c="5"/>char</text:span>** array_authors,</text:p>
      <text:p text:style-name="P39"><text:tab/><text:tab/><text:tab/><text:tab/><text:tab/><text:tab/><text:tab/><text:tab/> <text:s text:c="5"/><text:span text:style-name="T39">int</text:span>* array_years, <text:span text:style-name="T39">int</text:span> n) {</text:p>
      <text:p text:style-name="P42"><text:s text:c="4"/><text:span text:style-name="T41">MusicalComposition* head = (MusicalComposition*)</text:span><text:span text:style-name="T40">malloc</text:span><text:span text:style-name="T41">(</text:span><text:span text:style-name="T40">sizeof</text:span><text:span text:style-name="T41">(MusicalComposition));</text:span></text:p>
      <text:p text:style-name="P42"><text:s text:c="4"/><text:span text:style-name="T41">head = createMusicalComposition(array_names[0], </text:span></text:p>
      <text:p text:style-name="P39"><text:tab/><text:tab/><text:tab/><text:tab/><text:tab/><text:tab/>array_authors[0], </text:p>
      <text:p text:style-name="P39"><text:tab/><text:tab/><text:tab/><text:tab/><text:tab/><text:tab/>array_years[0]);</text:p>
      <text:p text:style-name="P48"/>
      <text:p text:style-name="P42"><text:s text:c="4"/><text:span text:style-name="T41">MusicalComposition* prev = (MusicalComposition*)</text:span><text:span text:style-name="T40">malloc</text:span><text:span text:style-name="T41">(</text:span><text:span text:style-name="T40">sizeof</text:span><text:span text:style-name="T41">(MusicalComposition));</text:span></text:p>
      <text:p text:style-name="P42"><text:s text:c="4"/><text:span text:style-name="T41">prev = head;</text:span></text:p>
      <text:p text:style-name="P48"/>
      <text:p text:style-name="P42"><text:s text:c="4"/><text:span text:style-name="T41">MusicalComposition* cur = (MusicalComposition*)</text:span><text:span text:style-name="T40">malloc</text:span><text:span text:style-name="T41">(</text:span><text:span text:style-name="T40">sizeof</text:span><text:span text:style-name="T41">(MusicalComposition));</text:span></text:p>
      <text:p text:style-name="P42"><text:s text:c="4"/><text:span text:style-name="T40">for</text:span><text:span text:style-name="T41"> (</text:span><text:span text:style-name="T40">int</text:span><text:span text:style-name="T41"> i = 1; i != n; ++i) {</text:span></text:p>
      <text:p text:style-name="P42"><text:s text:c="8"/><text:span text:style-name="T41">cur = createMusicalComposition(array_names[i], </text:span></text:p>
      <text:p text:style-name="P39"><text:tab/><text:tab/><text:tab/><text:tab/><text:tab/><text:tab/> array_authors[i],</text:p>
      <text:p text:style-name="P39"><text:tab/><text:tab/><text:tab/><text:tab/><text:tab/><text:tab/> array_years[i]);</text:p>
      <text:p text:style-name="P42"><text:s text:c="8"/><text:span text:style-name="T41">cur-&gt;prev = prev;</text:span></text:p>
      <text:p text:style-name="P42"><text:s text:c="8"/><text:span text:style-name="T41">cur-&gt;prev-&gt;next = cur;</text:span></text:p>
      <text:p text:style-name="P42"><text:s text:c="8"/><text:span text:style-name="T41">cur-&gt;next = </text:span><text:span text:style-name="T40">NULL</text:span><text:span text:style-name="T41">;</text:span></text:p>
      <text:p text:style-name="P42"><text:s text:c="8"/><text:span text:style-name="T41">prev = cur;</text:span></text:p>
      <text:p text:style-name="P42"><text:s text:c="4"/><text:span text:style-name="T41">}</text:span></text:p>
      <text:p text:style-name="P48"/>
      <text:p text:style-name="P42"><text:s text:c="4"/><text:span text:style-name="T40">return</text:span><text:span text:style-name="T41"> head;</text:span></text:p>
      <text:p text:style-name="P38"><draw:line text:anchor-type="paragraph" draw:z-index="6" draw:name="Фигура2" draw:style-name="gr1" draw:text-style-name="P103" svg:x1="-3.798cm" svg:y1="0.815cm" svg:x2="17.922cm" svg:y2="0.815cm"><text:p/></draw:line>}</text:p>
      <text:p text:style-name="P38"/>
      <text:p text:style-name="P37"><text:span text:style-name="T13">h</text:span><text:span text:style-name="T12">ead – голова списка. Соответствующая композиция инициализируется первыми элементами массивов.</text:span></text:p>
      <text:p text:style-name="P34">prev – указатель на предыдущий элемент списка, инициализируется head</text:p>
      <text:p text:style-name="P34">cur – текущий, создающийся на данной итерации, элемент списка</text:p>
      <text:p text:style-name="P34">В цикле cur присваивается указатель на соответствующую музыкальную композицию.</text:p>
      <text:p text:style-name="P37"><text:soft-page-break/><text:span text:style-name="T12">Далее указатель на предыдущий элемент списка становится prev, </text:span><text:span text:style-name="T14">указатель на следующий элемент prev становится cur, указатель на следующий за cur элемент зануляется. prev сдвигается на cur и цикл повторяется.</text:span></text:p>
      <text:p text:style-name="P35">Функция возвращает голову списка.<text:tab/></text:p>
      <text:p text:style-name="P35"/>
      <text:h text:style-name="P78" text:outline-level="2"><text:bookmark-start text:name="__RefHeading___Toc3251_534146400"/>1.4 Функция print_names<text:bookmark-end text:name="__RefHeading___Toc3251_534146400"/></text:h>
      <text:p text:style-name="P36"><draw:line text:anchor-type="paragraph" draw:z-index="7" draw:name="Фигура2" draw:style-name="gr1" draw:text-style-name="P103" svg:x1="-3.798cm" svg:y1="0.351cm" svg:x2="17.922cm" svg:y2="0.351cm"><text:p/></draw:line></text:p>
      <text:p text:style-name="P91"><text:span text:style-name="T53">void</text:span> print_names<text:span text:style-name="T54">(</text:span>MusicalComposition<text:span text:style-name="T54">*</text:span> head<text:span text:style-name="T54">)</text:span> <text:span text:style-name="T56">{</text:span></text:p>
      <text:p text:style-name="P41"><text:s text:c="4"/><text:span text:style-name="T41">MusicalComposition</text:span><text:span text:style-name="T55">*</text:span><text:span text:style-name="T41"> cur </text:span><text:span text:style-name="T55">=</text:span><text:span text:style-name="T41"> head</text:span><text:span text:style-name="T57">;</text:span></text:p>
      <text:p text:style-name="P41"><text:s text:c="4"/></text:p>
      <text:p text:style-name="P41"><text:s text:c="4"/><text:span text:style-name="T51">while</text:span><text:span text:style-name="T41"> </text:span><text:span text:style-name="T55">(</text:span><text:span text:style-name="T41">cur </text:span><text:span text:style-name="T55">!=</text:span><text:span text:style-name="T41"> </text:span><text:span text:style-name="T58">NULL</text:span><text:span text:style-name="T55">)</text:span><text:span text:style-name="T41"> </text:span><text:span text:style-name="T57">{</text:span></text:p>
      <text:p text:style-name="P41"><text:s text:c="8"/><text:span text:style-name="T61">printf</text:span><text:span text:style-name="T55">(</text:span><text:span text:style-name="T52">"</text:span><text:span text:style-name="T62">%s</text:span><text:span text:style-name="T63">\n</text:span><text:span text:style-name="T52">"</text:span><text:span text:style-name="T55">,</text:span><text:span text:style-name="T41"> cur</text:span><text:span text:style-name="T55">-&gt;</text:span><text:span text:style-name="T41">name</text:span><text:span text:style-name="T55">)</text:span><text:span text:style-name="T57">;</text:span></text:p>
      <text:p text:style-name="P41"><text:s text:c="8"/><text:span text:style-name="T41">cur </text:span><text:span text:style-name="T55">=</text:span><text:span text:style-name="T41"> cur</text:span><text:span text:style-name="T55">-&gt;</text:span><text:span text:style-name="T41">next</text:span><text:span text:style-name="T57">;</text:span></text:p>
      <text:p text:style-name="P41"><text:s text:c="4"/><text:span text:style-name="T57">}</text:span></text:p>
      <text:p text:style-name="P95">}</text:p>
      <text:p text:style-name="P83"><draw:line text:anchor-type="paragraph" draw:z-index="8" draw:name="Фигура2" draw:style-name="gr1" draw:text-style-name="P103" svg:x1="-3.799cm" svg:y1="0.032cm" svg:x2="17.921cm" svg:y2="0.032cm"><text:p/></draw:line><text:span text:style-name="T33"/></text:p>
      <text:p text:style-name="P102">Пока цикл не дойдет до конца списка, будет выводиться поле name каждого элемента.</text:p>
      <text:p text:style-name="P57"/>
      <text:h text:style-name="P81" text:outline-level="1"><text:bookmark-start text:name="__RefHeading___Toc3569_534146400"/>2<text:span text:style-name="T4">. </text:span><text:span text:style-name="T6">Реализация swap_halfs</text:span><text:bookmark-end text:name="__RefHeading___Toc3569_534146400"/></text:h>
      <text:p text:style-name="P6"><text:tab/>В этом разделе будет описана реализация функции, решающая постановленную задачу.</text:p>
      <text:p text:style-name="P6"/>
      <text:h text:style-name="P78" text:outline-level="2"><text:bookmark-start text:name="__RefHeading___Toc3571_534146400"/>2.1. <text:span text:style-name="T50">Код функции</text:span><text:bookmark-end text:name="__RefHeading___Toc3571_534146400"/></text:h>
      <text:p text:style-name="P86"><draw:line text:anchor-type="paragraph" draw:z-index="9" draw:name="Фигура2" draw:style-name="gr1" draw:text-style-name="P103" svg:x1="-5.241cm" svg:y1="0.293cm" svg:x2="16.479cm" svg:y2="0.293cm"><text:p/></draw:line></text:p>
      <text:p text:style-name="P31"><text:span text:style-name="T21">void</text:span><text:span text:style-name="T16"> </text:span><text:span text:style-name="T17">swap_halfs</text:span><text:span text:style-name="T22">(</text:span><text:span text:style-name="T17">MusicalComposition</text:span><text:span text:style-name="T22">**</text:span><text:span text:style-name="T17"> head</text:span><text:span text:style-name="T22">)</text:span><text:span text:style-name="T16"> </text:span><text:span text:style-name="T24">{</text:span></text:p>
      <text:p text:style-name="P41"><text:s text:c="4"/><text:span text:style-name="T51">if</text:span><text:span text:style-name="T41"> </text:span><text:span text:style-name="T55">(</text:span><text:span text:style-name="T41">head </text:span><text:span text:style-name="T55">==</text:span><text:span text:style-name="T41"> </text:span><text:span text:style-name="T58">NULL</text:span><text:span text:style-name="T41"> </text:span><text:span text:style-name="T55">||</text:span><text:span text:style-name="T41"> </text:span><text:span text:style-name="T55">*</text:span><text:span text:style-name="T41">head </text:span><text:span text:style-name="T55">==</text:span><text:span text:style-name="T41"> </text:span><text:span text:style-name="T58">NULL</text:span><text:span text:style-name="T55">)</text:span><text:span text:style-name="T41"> </text:span><text:span text:style-name="T57">{</text:span><text:span text:style-name="T41"> </text:span><text:span text:style-name="T51">return</text:span><text:span text:style-name="T57">;</text:span><text:span text:style-name="T41"> </text:span><text:span text:style-name="T57">}</text:span></text:p>
      <text:p text:style-name="P47"/>
      <text:p text:style-name="P41"><text:s text:c="4"/><text:span text:style-name="T51">int</text:span><text:span text:style-name="T41"> list_len </text:span><text:span text:style-name="T55">=</text:span><text:span text:style-name="T41"> count</text:span><text:span text:style-name="T55">(*</text:span><text:span text:style-name="T41">head</text:span><text:span text:style-name="T55">)</text:span><text:span text:style-name="T57">;</text:span></text:p>
      <text:p text:style-name="P41"><text:s text:c="4"/><text:span text:style-name="T51">int</text:span><text:span text:style-name="T41"> half_index </text:span><text:span text:style-name="T55">=</text:span><text:span text:style-name="T41"> list_len </text:span><text:span text:style-name="T55">/</text:span><text:span text:style-name="T41"> </text:span><text:span text:style-name="T59">2</text:span><text:span text:style-name="T57">;</text:span></text:p>
      <text:p text:style-name="P41"><text:s text:c="4"/><text:span text:style-name="T41">MusicalComposition</text:span><text:span text:style-name="T55">*</text:span><text:span text:style-name="T41"> cur </text:span><text:span text:style-name="T55">=</text:span><text:span text:style-name="T41"> </text:span><text:span text:style-name="T55">*</text:span><text:span text:style-name="T41">head</text:span><text:span text:style-name="T57">;</text:span></text:p>
      <text:p text:style-name="P41"><text:s text:c="4"/><text:span text:style-name="T41">MusicalComposition</text:span><text:span text:style-name="T55">*</text:span><text:span text:style-name="T41"> new_head </text:span><text:span text:style-name="T55">=</text:span><text:span text:style-name="T41"> </text:span><text:span text:style-name="T58">NULL</text:span><text:span text:style-name="T57">;</text:span></text:p>
      <text:p text:style-name="P47"/>
      <text:p text:style-name="P41"><text:s text:c="4"/><text:span text:style-name="T51">for</text:span><text:span text:style-name="T41"> </text:span><text:span text:style-name="T55">(</text:span><text:span text:style-name="T51">int</text:span><text:span text:style-name="T41"> i </text:span><text:span text:style-name="T55">=</text:span><text:span text:style-name="T41"> </text:span><text:span text:style-name="T59">0</text:span><text:span text:style-name="T57">;</text:span><text:span text:style-name="T41"> i </text:span><text:span text:style-name="T55">!=</text:span><text:span text:style-name="T41"> half_index</text:span><text:span text:style-name="T57">;</text:span><text:span text:style-name="T41"> </text:span><text:span text:style-name="T55">++</text:span><text:span text:style-name="T41">i</text:span><text:span text:style-name="T55">)</text:span><text:span text:style-name="T41"> </text:span><text:span text:style-name="T57">{</text:span><text:span text:style-name="T41"> cur </text:span><text:span text:style-name="T55">=</text:span><text:span text:style-name="T41"> cur</text:span><text:span text:style-name="T55">-&gt;</text:span><text:span text:style-name="T41">next</text:span><text:span text:style-name="T57">;</text:span><text:span text:style-name="T41"> </text:span><text:span text:style-name="T57">}</text:span></text:p>
      <text:p text:style-name="P41"><text:s text:c="4"/><text:span text:style-name="T41">cur</text:span><text:span text:style-name="T55">-&gt;</text:span><text:span text:style-name="T41">prev</text:span><text:span text:style-name="T55">-&gt;</text:span><text:span text:style-name="T41">next </text:span><text:span text:style-name="T55">=</text:span><text:span text:style-name="T41"> </text:span><text:span text:style-name="T58">NULL</text:span><text:span text:style-name="T57">;</text:span></text:p>
      <text:p text:style-name="P41"><text:s text:c="4"/><text:span text:style-name="T41">cur</text:span><text:span text:style-name="T55">-&gt;</text:span><text:span text:style-name="T41">prev </text:span><text:span text:style-name="T55">=</text:span><text:span text:style-name="T41"> </text:span><text:span text:style-name="T58">NULL</text:span><text:span text:style-name="T57">;</text:span></text:p>
      <text:p text:style-name="P41"><text:s text:c="4"/><text:span text:style-name="T41">new_head </text:span><text:span text:style-name="T55">=</text:span><text:span text:style-name="T41"> cur</text:span><text:span text:style-name="T57">;</text:span></text:p>
      <text:p text:style-name="P47"/>
      <text:p text:style-name="P41"><text:s text:c="4"/><text:span text:style-name="T51">for</text:span><text:span text:style-name="T41"> </text:span><text:span text:style-name="T55">(</text:span><text:span text:style-name="T51">int</text:span><text:span text:style-name="T41"> i </text:span><text:span text:style-name="T55">=</text:span><text:span text:style-name="T41"> half_index</text:span><text:span text:style-name="T57">;</text:span><text:span text:style-name="T41"> i </text:span><text:span text:style-name="T55">!=</text:span><text:span text:style-name="T41"> list_len </text:span><text:span text:style-name="T55">-</text:span><text:span text:style-name="T41"> </text:span><text:span text:style-name="T59">1</text:span><text:span text:style-name="T57">;</text:span><text:span text:style-name="T41"> </text:span><text:span text:style-name="T55">++</text:span><text:span text:style-name="T41">i</text:span><text:span text:style-name="T55">)</text:span><text:span text:style-name="T41"> </text:span><text:span text:style-name="T57">{</text:span><text:span text:style-name="T41"> cur </text:span><text:span text:style-name="T55">=</text:span><text:span text:style-name="T41"> cur</text:span><text:span text:style-name="T55">-&gt;</text:span><text:span text:style-name="T41">next</text:span><text:span text:style-name="T57">;</text:span><text:span text:style-name="T41"> </text:span><text:span text:style-name="T57">}</text:span></text:p>
      <text:p text:style-name="P41"><text:s text:c="4"/><text:span text:style-name="T41">cur</text:span><text:span text:style-name="T55">-&gt;</text:span><text:span text:style-name="T41">next </text:span><text:span text:style-name="T55">=</text:span><text:span text:style-name="T41"> </text:span><text:span text:style-name="T55">*</text:span><text:span text:style-name="T41">head</text:span><text:span text:style-name="T57">;</text:span></text:p>
      <text:p text:style-name="P41"><text:s text:c="4"/><text:span text:style-name="T55">(*</text:span><text:span text:style-name="T41">head</text:span><text:span text:style-name="T55">)-&gt;</text:span><text:span text:style-name="T41">prev </text:span><text:span text:style-name="T55">=</text:span><text:span text:style-name="T41"> cur</text:span><text:span text:style-name="T57">;</text:span></text:p>
      <text:p text:style-name="P47"/>
      <text:p text:style-name="P41"><text:s text:c="4"/><text:span text:style-name="T55">*</text:span><text:span text:style-name="T41">head </text:span><text:span text:style-name="T55">=</text:span><text:span text:style-name="T41"> new_head</text:span><text:span text:style-name="T57">;</text:span></text:p>
      <text:p text:style-name="P95"><draw:line text:anchor-type="paragraph" draw:z-index="10" draw:name="Фигура2" draw:style-name="gr1" draw:text-style-name="P103" svg:x1="-3.798cm" svg:y1="0.999cm" svg:x2="17.922cm" svg:y2="0.999cm"><text:p/></draw:line>}</text:p>
      <text:p text:style-name="P69"/>
      <text:h text:style-name="P78" text:outline-level="2"><text:bookmark-start text:name="__RefHeading___Toc3573_534146400"/>2.2. <text:span text:style-name="T50">Описание реализации</text:span><text:bookmark-end text:name="__RefHeading___Toc3573_534146400"/></text:h>
      <text:p text:style-name="P28"><text:tab/>Функция принимает указатель на указатель на голову списка (для того, чтобы в дальнейшем изменить расположение головы). </text:p>
      <text:p text:style-name="P28"><text:tab/>В случае если был переда нулевой указатель или указатель ссылающийся на NULL функция завершает свою работу.</text:p>
      <text:p text:style-name="P28"><text:tab/>Иначе инициализируются переменные:</text:p>
      <text:p text:style-name="P28">- <text:s/><text:span text:style-name="T15">list_len — длина списка</text:span><text:span text:style-name="T19">;</text:span></text:p>
      <text:p text:style-name="P75">- <text:s/>half_index — индекс срединного элемента;</text:p>
      <text:p text:style-name="P29"><text:span text:style-name="T15">- <text:s/></text:span><text:span text:style-name="T19">cur — текущий элемент</text:span><text:span text:style-name="T15"> </text:span><text:span text:style-name="T19">списка;</text:span></text:p>
      <text:p text:style-name="P76">- <text:s/>new_head — элемент, который станет первым после перестановки половин.</text:p>
      <text:p text:style-name="P24"><text:soft-page-break/></text:p>
      <text:p text:style-name="P97">В цикле программа доходит до середины списка и присваивает cur срединный элемент. Элемент перед текущим становится хвостом списка, посредством удаления (prev→next = NULL) у него поля next. А сur стоановится головой списка, посредством удаления у него поля prev (cur→prev = NULL). На данном этапе образовалось две, никак не связанных части списка.</text:p>
      <text:p text:style-name="P97">Далее в коде связывается последний элемент правой части с первым элементом левой: в цикле for cur доходит до последнего элемента. Его полю next присваивается голова (то есть первый элемент левой части). </text:p>
      <text:p text:style-name="P97">Последний шаг: идущий перед прошлой головой элемент становится последний элемент правой части, и указатель на голову сменяется новой головой (new_head), а именно первым элементом правой части изначального списка.</text:p>
      <text:h text:style-name="P81" text:outline-level="1"><text:bookmark-start text:name="__RefHeading___Toc3575_534146400"/><text:span text:style-name="T4">3. </text:span><text:span text:style-name="T7">Функция main(тестирование)</text:span><text:bookmark-end text:name="__RefHeading___Toc3575_534146400"/></text:h>
      <text:p text:style-name="P7"><text:tab/>В этом разделе будет описана функция main, в которой будет приведено тестирование написанной функции.</text:p>
      <text:p text:style-name="P7"/>
      <text:h text:style-name="P78" text:outline-level="2"><text:bookmark-start text:name="__RefHeading___Toc3577_534146400"/>3.1. <text:span text:style-name="T60">Функция main</text:span><text:bookmark-end text:name="__RefHeading___Toc3577_534146400"/></text:h>
      <text:p text:style-name="P87"><draw:line text:anchor-type="paragraph" draw:z-index="11" draw:name="Фигура2" draw:style-name="gr1" draw:text-style-name="P103" svg:x1="-4.52cm" svg:y1="0.186cm" svg:x2="17.2cm" svg:y2="0.186cm"><text:p/></draw:line></text:p>
      <text:p text:style-name="P32"><text:span text:style-name="T20">int</text:span><text:span text:style-name="T18"> </text:span><text:span text:style-name="T26">main</text:span><text:span text:style-name="T23">()</text:span><text:span text:style-name="T25">{</text:span></text:p>
      <text:p text:style-name="P45"><text:s text:c="4"/><text:span text:style-name="T51">int</text:span><text:span text:style-name="T41"> length</text:span><text:span text:style-name="T57">;</text:span></text:p>
      <text:p text:style-name="P41"><text:s text:c="4"/><text:span text:style-name="T61">scanf</text:span><text:span text:style-name="T55">(</text:span><text:span text:style-name="T52">"</text:span><text:span text:style-name="T62">%d</text:span><text:span text:style-name="T63">\n</text:span><text:span text:style-name="T52">"</text:span><text:span text:style-name="T55">,</text:span><text:span text:style-name="T41"> </text:span><text:span text:style-name="T55">&amp;</text:span><text:span text:style-name="T41">length</text:span><text:span text:style-name="T55">)</text:span><text:span text:style-name="T57">;</text:span><text:span text:style-name="T41"> <text:s/></text:span></text:p>
      <text:p text:style-name="P47"/>
      <text:p text:style-name="P41"><text:s text:c="4"/><text:span text:style-name="T51">char</text:span><text:span text:style-name="T55">**</text:span><text:span text:style-name="T41"> names </text:span><text:span text:style-name="T55">=</text:span><text:span text:style-name="T41"> </text:span><text:span text:style-name="T55">(</text:span><text:span text:style-name="T51">char</text:span><text:span text:style-name="T55">**)</text:span><text:span text:style-name="T61">malloc</text:span><text:span text:style-name="T55">(</text:span><text:span text:style-name="T51">sizeof</text:span><text:span text:style-name="T55">(</text:span><text:span text:style-name="T51">char</text:span><text:span text:style-name="T55">*)*</text:span><text:span text:style-name="T41">length</text:span><text:span text:style-name="T55">)</text:span><text:span text:style-name="T57">;</text:span></text:p>
      <text:p text:style-name="P41"><text:s text:c="4"/><text:span text:style-name="T51">char</text:span><text:span text:style-name="T55">**</text:span><text:span text:style-name="T41"> authors </text:span><text:span text:style-name="T55">=</text:span><text:span text:style-name="T41"> </text:span><text:span text:style-name="T55">(</text:span><text:span text:style-name="T51">char</text:span><text:span text:style-name="T55">**)</text:span><text:span text:style-name="T61">malloc</text:span><text:span text:style-name="T55">(</text:span><text:span text:style-name="T51">sizeof</text:span><text:span text:style-name="T55">(</text:span><text:span text:style-name="T51">char</text:span><text:span text:style-name="T55">*)*</text:span><text:span text:style-name="T41">length</text:span><text:span text:style-name="T55">)</text:span><text:span text:style-name="T57">;</text:span></text:p>
      <text:p text:style-name="P41"><text:s text:c="4"/><text:span text:style-name="T51">int</text:span><text:span text:style-name="T55">*</text:span><text:span text:style-name="T41"> years </text:span><text:span text:style-name="T55">=</text:span><text:span text:style-name="T41"> </text:span><text:span text:style-name="T55">(</text:span><text:span text:style-name="T51">int</text:span><text:span text:style-name="T55">*)</text:span><text:span text:style-name="T61">malloc</text:span><text:span text:style-name="T55">(</text:span><text:span text:style-name="T51">sizeof</text:span><text:span text:style-name="T55">(</text:span><text:span text:style-name="T51">int</text:span><text:span text:style-name="T55">)*</text:span><text:span text:style-name="T41">length</text:span><text:span text:style-name="T55">)</text:span><text:span text:style-name="T57">;</text:span></text:p>
      <text:p text:style-name="P47"/>
      <text:p text:style-name="P41"><text:s text:c="4"/><text:span text:style-name="T51">for</text:span><text:span text:style-name="T41"> </text:span><text:span text:style-name="T55">(</text:span><text:span text:style-name="T51">int</text:span><text:span text:style-name="T41"> i</text:span><text:span text:style-name="T55">=</text:span><text:span text:style-name="T59">0</text:span><text:span text:style-name="T57">;</text:span><text:span text:style-name="T41">i</text:span><text:span text:style-name="T55">&lt;</text:span><text:span text:style-name="T41">length</text:span><text:span text:style-name="T57">;</text:span><text:span text:style-name="T41">i</text:span><text:span text:style-name="T55">++)</text:span><text:span text:style-name="T41"> </text:span><text:span text:style-name="T57">{</text:span></text:p>
      <text:p text:style-name="P41"><text:s text:c="8"/><text:span text:style-name="T51">char</text:span><text:span text:style-name="T41"> name</text:span><text:span text:style-name="T55">[</text:span><text:span text:style-name="T59">80</text:span><text:span text:style-name="T55">]</text:span><text:span text:style-name="T57">;</text:span></text:p>
      <text:p text:style-name="P41"><text:s text:c="8"/><text:span text:style-name="T51">char</text:span><text:span text:style-name="T41"> author</text:span><text:span text:style-name="T55">[</text:span><text:span text:style-name="T59">80</text:span><text:span text:style-name="T55">]</text:span><text:span text:style-name="T57">;</text:span></text:p>
      <text:p text:style-name="P47"/>
      <text:p text:style-name="P41"><text:s text:c="8"/><text:span text:style-name="T61">fgets</text:span><text:span text:style-name="T55">(</text:span><text:span text:style-name="T41">name</text:span><text:span text:style-name="T55">,</text:span><text:span text:style-name="T41"> </text:span><text:span text:style-name="T59">80</text:span><text:span text:style-name="T55">,</text:span><text:span text:style-name="T41"> </text:span><text:span text:style-name="T61">stdin</text:span><text:span text:style-name="T55">)</text:span><text:span text:style-name="T57">;</text:span></text:p>
      <text:p text:style-name="P41"><text:s text:c="8"/><text:span text:style-name="T61">fgets</text:span><text:span text:style-name="T55">(</text:span><text:span text:style-name="T41">author</text:span><text:span text:style-name="T55">,</text:span><text:span text:style-name="T41"> </text:span><text:span text:style-name="T59">80</text:span><text:span text:style-name="T55">,</text:span><text:span text:style-name="T41"> </text:span><text:span text:style-name="T61">stdin</text:span><text:span text:style-name="T55">)</text:span><text:span text:style-name="T57">;</text:span></text:p>
      <text:p text:style-name="P41"><text:s text:c="8"/><text:span text:style-name="T61">fscanf</text:span><text:span text:style-name="T55">(</text:span><text:span text:style-name="T61">stdin</text:span><text:span text:style-name="T55">,</text:span><text:span text:style-name="T41"> </text:span><text:span text:style-name="T52">"</text:span><text:span text:style-name="T62">%d</text:span><text:span text:style-name="T63">\n</text:span><text:span text:style-name="T52">"</text:span><text:span text:style-name="T55">,</text:span><text:span text:style-name="T41"> </text:span><text:span text:style-name="T55">&amp;</text:span><text:span text:style-name="T41">years</text:span><text:span text:style-name="T55">[</text:span><text:span text:style-name="T41">i</text:span><text:span text:style-name="T55">])</text:span><text:span text:style-name="T57">;</text:span></text:p>
      <text:p text:style-name="P47"/>
      <text:p text:style-name="P41"><text:s text:c="8"/><text:span text:style-name="T55">(*</text:span><text:span text:style-name="T61">strstr</text:span><text:span text:style-name="T55">(</text:span><text:span text:style-name="T41">name</text:span><text:span text:style-name="T55">,</text:span><text:span text:style-name="T52">"</text:span><text:span text:style-name="T63">\n</text:span><text:span text:style-name="T52">"</text:span><text:span text:style-name="T55">))=</text:span><text:span text:style-name="T59">0</text:span><text:span text:style-name="T57">;</text:span></text:p>
      <text:p text:style-name="P41"><text:s text:c="8"/><text:span text:style-name="T55">(*</text:span><text:span text:style-name="T61">strstr</text:span><text:span text:style-name="T55">(</text:span><text:span text:style-name="T41">author</text:span><text:span text:style-name="T55">,</text:span><text:span text:style-name="T52">"</text:span><text:span text:style-name="T63">\n</text:span><text:span text:style-name="T52">"</text:span><text:span text:style-name="T55">))=</text:span><text:span text:style-name="T59">0</text:span><text:span text:style-name="T57">;</text:span></text:p>
      <text:p text:style-name="P47"/>
      <text:p text:style-name="P41"><text:s text:c="8"/><text:span text:style-name="T41">names</text:span><text:span text:style-name="T55">[</text:span><text:span text:style-name="T41">i</text:span><text:span text:style-name="T55">]</text:span><text:span text:style-name="T41"> </text:span><text:span text:style-name="T55">=</text:span><text:span text:style-name="T41"> </text:span><text:span text:style-name="T55">(</text:span><text:span text:style-name="T51">char</text:span><text:span text:style-name="T55">*)</text:span><text:span text:style-name="T61">malloc</text:span><text:span text:style-name="T55">(</text:span><text:span text:style-name="T51">sizeof</text:span><text:span text:style-name="T55">(</text:span><text:span text:style-name="T51">char</text:span><text:span text:style-name="T55">*)</text:span><text:span text:style-name="T41"> </text:span><text:span text:style-name="T55">*</text:span><text:span text:style-name="T41"> </text:span><text:span text:style-name="T55">(</text:span><text:span text:style-name="T61">strlen</text:span><text:span text:style-name="T55">(</text:span><text:span text:style-name="T41">name</text:span><text:span text:style-name="T55">)+</text:span><text:span text:style-name="T59">1</text:span><text:span text:style-name="T55">))</text:span><text:span text:style-name="T57">;</text:span></text:p>
      <text:p text:style-name="P41"><text:s text:c="8"/><text:span text:style-name="T41">authors</text:span><text:span text:style-name="T55">[</text:span><text:span text:style-name="T41">i</text:span><text:span text:style-name="T55">]</text:span><text:span text:style-name="T41"> </text:span><text:span text:style-name="T55">=</text:span><text:span text:style-name="T41"> </text:span><text:span text:style-name="T55">(</text:span><text:span text:style-name="T51">char</text:span><text:span text:style-name="T55">*)</text:span><text:span text:style-name="T61">malloc</text:span><text:span text:style-name="T55">(</text:span><text:span text:style-name="T51">sizeof</text:span><text:span text:style-name="T55">(</text:span><text:span text:style-name="T51">char</text:span><text:span text:style-name="T55">*)</text:span><text:span text:style-name="T41"> </text:span><text:span text:style-name="T55">*</text:span><text:span text:style-name="T41"> </text:span><text:span text:style-name="T55">(</text:span><text:span text:style-name="T61">strlen</text:span><text:span text:style-name="T55">(</text:span><text:span text:style-name="T41">author</text:span><text:span text:style-name="T55">)+</text:span><text:span text:style-name="T59">1</text:span><text:span text:style-name="T55">))</text:span><text:span text:style-name="T57">;</text:span></text:p>
      <text:p text:style-name="P47"/>
      <text:p text:style-name="P41"><text:s text:c="8"/><text:span text:style-name="T61">strcpy</text:span><text:span text:style-name="T55">(</text:span><text:span text:style-name="T41">names</text:span><text:span text:style-name="T55">[</text:span><text:span text:style-name="T41">i</text:span><text:span text:style-name="T55">],</text:span><text:span text:style-name="T41"> name</text:span><text:span text:style-name="T55">)</text:span><text:span text:style-name="T57">;</text:span></text:p>
      <text:p text:style-name="P41"><text:s text:c="8"/><text:span text:style-name="T61">strcpy</text:span><text:span text:style-name="T55">(</text:span><text:span text:style-name="T41">authors</text:span><text:span text:style-name="T55">[</text:span><text:span text:style-name="T41">i</text:span><text:span text:style-name="T55">],</text:span><text:span text:style-name="T41"> author</text:span><text:span text:style-name="T55">)</text:span><text:span text:style-name="T57">;</text:span></text:p>
      <text:p text:style-name="P41"><text:s text:c="4"/><text:span text:style-name="T57">}</text:span></text:p>
      <text:p text:style-name="P47"/>
      <text:p text:style-name="P45"><text:s text:c="4"/><text:span text:style-name="T41">MusicalComposition</text:span><text:span text:style-name="T55">*</text:span><text:span text:style-name="T41"> head </text:span><text:span text:style-name="T55">=</text:span><text:span text:style-name="T41"> createMusicalCompositionList</text:span><text:span text:style-name="T55">(</text:span><text:span text:style-name="T41">names</text:span><text:span text:style-name="T55">,</text:span><text:span text:style-name="T41"> </text:span></text:p>
      <text:p text:style-name="P45"><text:span text:style-name="T41"><text:tab/><text:tab/><text:tab/><text:tab/><text:tab/><text:tab/><text:tab/><text:tab/><text:tab/><text:tab/> <text:s/>authors</text:span><text:span text:style-name="T55">,</text:span></text:p>
      <text:p text:style-name="P45"><text:span text:style-name="T55"><text:tab/><text:tab/><text:tab/><text:tab/><text:tab/><text:tab/><text:tab/><text:tab/><text:tab/><text:tab/> </text:span><text:span text:style-name="T41"><text:s/>years</text:span><text:span text:style-name="T55">,</text:span><text:span text:style-name="T41"> length</text:span><text:span text:style-name="T55">)</text:span><text:span text:style-name="T57">;</text:span></text:p>
      <text:p text:style-name="P47"/>
      <text:p text:style-name="P41"><text:s text:c="4"/><text:span text:style-name="T41">print_names</text:span><text:span text:style-name="T55">(</text:span><text:span text:style-name="T41">head</text:span><text:span text:style-name="T55">)</text:span><text:span text:style-name="T57">;</text:span></text:p>
      <text:p text:style-name="P46"><text:span text:style-name="T57"><text:s text:c="4"/></text:span><text:span text:style-name="T42">printf("\n");</text:span></text:p>
      <text:p text:style-name="P41"><text:s text:c="4"/><text:span text:style-name="T41">swap_halfs</text:span><text:span text:style-name="T55">(&amp;</text:span><text:span text:style-name="T41">head</text:span><text:span text:style-name="T55">)</text:span><text:span text:style-name="T57">;</text:span></text:p>
      <text:p text:style-name="P41"><text:s text:c="4"/><text:span text:style-name="T41">print_names</text:span><text:span text:style-name="T55">(</text:span><text:span text:style-name="T41">head</text:span><text:span text:style-name="T55">)</text:span><text:span text:style-name="T57">;</text:span></text:p>
      <text:p text:style-name="P47"/>
      <text:p text:style-name="P41"><text:s text:c="4"/><text:span text:style-name="T51">return</text:span><text:span text:style-name="T41"> </text:span><text:span text:style-name="T59">0</text:span><text:span text:style-name="T57">;</text:span></text:p>
      <text:p text:style-name="P95">}</text:p>
      <text:p text:style-name="P27"><text:soft-page-break/><text:tab/><text:span text:style-name="T47">В функции main происходи считывание тестировочных данных, их вывод на консоль, вызов функции swap_halfs и повторный вывод списка на консоль для убеждения в том, что функция корректно работает.</text:span></text:p>
      <text:h text:style-name="P78" text:outline-level="2"><text:bookmark-start text:name="__RefHeading___Toc3579_534146400"/>3.2. Пример работы функции<text:bookmark-end text:name="__RefHeading___Toc3579_534146400"/></text:h>
      <text:p text:style-name="P71"/>
      <text:section text:style-name="Sect2" text:name="Раздел1">
        <text:p text:style-name="P25">Входные данные: </text:p>
        <text:p text:style-name="P56">6</text:p>
        <text:p text:style-name="P55">Fields of Gold</text:p>
        <text:p text:style-name="P51">Sting</text:p>
        <text:p text:style-name="P51">1993</text:p>
        <text:p text:style-name="P51">In the Army Now</text:p>
        <text:p text:style-name="P51">Status Quo</text:p>
        <text:p text:style-name="P51">1986</text:p>
        <text:p text:style-name="P51">Mixed Emotions</text:p>
        <text:p text:style-name="P51">The Rolling Stones</text:p>
        <text:p text:style-name="P51">1989</text:p>
        <text:p text:style-name="P51">Billie Jean</text:p>
        <text:p text:style-name="P51">Michael Jackson</text:p>
        <text:p text:style-name="P51">1983</text:p>
        <text:p text:style-name="P51">Wicked Game</text:p>
        <text:p text:style-name="P51">Chris Isaak</text:p>
        <text:p text:style-name="P52">1989</text:p>
        <text:p text:style-name="P52">Points of Authority</text:p>
        <text:p text:style-name="P51">Linkin Park</text:p>
        <text:p text:style-name="P51">2000</text:p>
        <text:p text:style-name="P51"/>
        <text:p text:style-name="P51"><text:tab/><text:span text:style-name="T60">Выходные данные: </text:span></text:p>
        <text:p text:style-name="P53">Fields of Gold</text:p>
        <text:p text:style-name="P53">In the Army Now</text:p>
        <text:p text:style-name="P53">Mixed Emotions</text:p>
        <text:p text:style-name="P53">Billie Jean</text:p>
        <text:p text:style-name="P53">Wicked Game</text:p>
        <text:p text:style-name="P53">Points of Authority</text:p>
        <text:p text:style-name="P53"/>
        <text:p text:style-name="P53">Billie Jean</text:p>
        <text:p text:style-name="P53">Wicked Game</text:p>
        <text:p text:style-name="P53">Points of Authority</text:p>
        <text:p text:style-name="P53">Fields of Gold</text:p>
        <text:p text:style-name="P53">In the Army Now</text:p>
        <text:p text:style-name="P53">Mixed Emotions</text:p>
        <text:p text:style-name="P98"/>
        <text:p text:style-name="P98"/>
        <text:p text:style-name="P26">Входные данные: </text:p>
        <text:p text:style-name="P56">5</text:p>
        <text:p text:style-name="P52">In the Army Now</text:p>
        <text:p text:style-name="P52">Status Quo</text:p>
        <text:p text:style-name="P52">1986</text:p>
        <text:p text:style-name="P52">Mixed Emotions</text:p>
        <text:p text:style-name="P52">The Rolling Stones</text:p>
        <text:p text:style-name="P52">1989</text:p>
        <text:p text:style-name="P52">Billie Jean</text:p>
        <text:p text:style-name="P52">Michael Jackson</text:p>
        <text:p text:style-name="P52">1983</text:p>
        <text:p text:style-name="P52">Wicked Game</text:p>
        <text:p text:style-name="P52">Chris Isaak</text:p>
        <text:p text:style-name="P52">1989</text:p>
        <text:p text:style-name="P52">Points of Authority</text:p>
        <text:p text:style-name="P52">Linkin Park</text:p>
        <text:p text:style-name="P52">2000</text:p>
        <text:p text:style-name="P52"/>
        <text:p text:style-name="P52"><text:tab/></text:p>
        <text:p text:style-name="P52"/>
        <text:p text:style-name="P52"/>
        <text:p text:style-name="P101"><text:tab/>Выходные данные: </text:p>
        <text:p text:style-name="P54">In the Army Now</text:p>
        <text:p text:style-name="P54">Mixed Emotions</text:p>
        <text:p text:style-name="P54">Billie Jean</text:p>
        <text:p text:style-name="P54">Wicked Game</text:p>
        <text:p text:style-name="P54">Points of Authority</text:p>
        <text:p text:style-name="P54"/>
        <text:p text:style-name="P54">Billie Jean</text:p>
        <text:p text:style-name="P54">Wicked Game</text:p>
        <text:p text:style-name="P54">Points of Authority</text:p>
        <text:p text:style-name="P54">In the Army Now</text:p>
        <text:p text:style-name="P99">Mixed Emotions</text:p>
      </text:section>
      <text:p text:style-name="P25"><text:soft-page-break/></text:p>
      <text:p text:style-name="P4">заключение</text:p>
      <text:p text:style-name="P19"/>
      <text:p text:style-name="P22">Была реализована функция, меняющая местами две половины списка, правильно работающая на предоставленных тестах. При компиляции и работе всей программы не возникает ошибок и предупреждений, связанных с логикой программы.</text:p>
      <text:p text:style-name="P21"/>
      <text:p text:style-name="P18">список использованных источников</text:p>
      <text:p text:style-name="P63"/>
      <text:p text:style-name="P23">Б. Керниган, Д. Ритчи «Язык программирования С», третье издание. Издательство: «Невский Диалект», 2001г.</text:p>
      <text:p text:style-name="Standard"><text:bookmark text:name="_GoBac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Arial1" svg:font-family="Aria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Courier New2" style:font-family-asian="'Courier New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LO-Normal" style:family="paragraph" style:default-outline-level="">
      <style:paragraph-properties fo:margin-left="0.018cm" fo:margin-right="0.042cm" fo:margin-top="0cm" fo:margin-bottom="0.252cm" loext:contextual-spacing="false" fo:line-height="117%" fo:text-align="start" style:justify-single-word="false" fo:orphans="2" fo:widows="2" fo:hyphenation-ladder-count="no-limit" fo:text-indent="-0.018cm" style:auto-text-indent="false" style:writing-mode="lr-tb"/>
      <style:text-properties fo:color="#000000" fo:font-size="14pt" fo:language="ru" fo:country="RU" style:letter-kerning="true" style:font-size-asian="14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3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34cm" style:type="right" style:leader-style="dotted" style:leader-text="."/>
        </style:tab-stops>
      </style:paragraph-properties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ru" fo:country="RU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gr1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02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75cm" fo:margin-bottom="1.251cm" fo:margin-left="3.078cm" fo:margin-right="0.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line text:anchor-type="paragraph" draw:z-index="24" draw:name="Фигура2" draw:style-name="Mgr1" draw:text-style-name="MP2" svg:x1="-3.077cm" svg:y1="26.365cm" svg:x2="18.643cm" svg:y2="26.365cm"><text:p/></draw:line> <text:s text:c="4"/></text:p>
      </style:header>
      <style:header-first>
        <text:p text:style-name="Header"/>
      </style:header-first>
      <style:footer>
        <text:p text:style-name="Footer"><text:tab/><text:tab/><text:tab/><text:tab/><text:tab/><text:tab/><text:page-number text:select-page="current">14</text:page-number></text:p>
      </style:footer>
      <style:footer-first>
        <text:p text:style-name="Footer"/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5-11-10T19:53:00</meta:creation-date>
    <dc:date>2017-12-21T12:51:50.993637795</dc:date>
    <meta:print-date>2015-07-17T12:06:00</meta:print-date>
    <meta:editing-cycles>20</meta:editing-cycles>
    <meta:editing-duration>PT1H11M1S</meta:editing-duration>
    <meta:generator>LibreOffice/5.1.6.2$Linux_X86_64 LibreOffice_project/10m0$Build-2</meta:generator>
    <meta:document-statistic meta:table-count="2" meta:image-count="0" meta:object-count="0" meta:page-count="14" meta:paragraph-count="254" meta:word-count="1105" meta:character-count="8740" meta:non-whitespace-character-count="7362"/>
  </office:meta>
</office:document-meta>
</file>